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713B84E0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wiss" style:font-pitch="variable"/>
    <style:font-face style:name="Courier New3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automatic-styles>
    <style:style style:name="Tabela2" style:family="table">
      <style:table-properties style:width="17.491cm" fo:margin-left="0.123cm" fo:margin-top="0cm" fo:margin-bottom="0cm" table:align="left" style:writing-mode="lr-tb"/>
    </style:style>
    <style:style style:name="Tabela2.A" style:family="table-column">
      <style:table-column-properties style:column-width="5.493cm"/>
    </style:style>
    <style:style style:name="Tabela2.B" style:family="table-column">
      <style:table-column-properties style:column-width="11.996cm"/>
    </style:style>
    <style:style style:name="Tabela2.1" style:family="table-row">
      <style:table-row-properties style:min-row-height="0.744cm" fo:keep-together="auto"/>
    </style:style>
    <style:style style:name="Tabela2.A1" style:family="table-cell">
      <style:table-cell-properties fo:padding-left="0.009cm" fo:padding-right="0.009cm" fo:padding-top="0cm" fo:padding-bottom="0cm" fo:border="0.5pt solid #000000" style:writing-mode="lr-tb"/>
    </style:style>
    <style:style style:name="Tabela2.2" style:family="table-row">
      <style:table-row-properties style:min-row-height="0.769cm" fo:keep-together="auto"/>
    </style:style>
    <style:style style:name="Tabela2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a1" style:family="table">
      <style:table-properties style:width="17.491cm" fo:margin-left="0.123cm" fo:margin-top="0cm" fo:margin-bottom="0cm" table:align="left" style:writing-mode="lr-tb"/>
    </style:style>
    <style:style style:name="Tabela1.A" style:family="table-column">
      <style:table-column-properties style:column-width="5.493cm"/>
    </style:style>
    <style:style style:name="Tabela1.B" style:family="table-column">
      <style:table-column-properties style:column-width="11.996cm"/>
    </style:style>
    <style:style style:name="Tabela1.1" style:family="table-row">
      <style:table-row-properties style:min-row-height="0.744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 style:writing-mode="lr-tb"/>
    </style:style>
    <style:style style:name="Tabela1.2" style:family="table-row">
      <style:table-row-properties style:min-row-height="0.769cm" fo:keep-together="auto"/>
    </style:style>
    <style:style style:name="Tabela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 style:master-page-name="Standard">
      <style:paragraph-properties fo:margin-left="0cm" fo:margin-top="0.462cm" fo:margin-bottom="0cm" style:contextual-spacing="false" style:page-number="auto"/>
      <style:text-properties style:font-name="Times New Roman"/>
    </style:style>
    <style:style style:name="P2" style:family="paragraph" style:parent-style-name="Text_20_body">
      <style:paragraph-properties fo:margin-left="0cm"/>
      <style:text-properties style:font-name="Arial" fo:font-weight="bold" style:font-weight-asian="bold"/>
    </style:style>
    <style:style style:name="P3" style:family="paragraph" style:parent-style-name="Text_20_body">
      <style:paragraph-properties fo:margin-left="0cm" fo:margin-top="0.088cm" fo:margin-bottom="0cm" style:contextual-spacing="false"/>
      <style:text-properties style:font-name="Arial" fo:font-weight="bold" style:font-weight-asian="bold"/>
    </style:style>
    <style:style style:name="P4" style:family="paragraph" style:parent-style-name="List_20_Paragraph" style:list-style-name="WWNum3">
      <style:paragraph-properties fo:margin-left="0.773cm" fo:text-indent="-0.633cm" style:auto-text-indent="false">
        <style:tab-stops>
          <style:tab-stop style:position="0.77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.773cm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>
        <style:tab-stops>
          <style:tab-stop style:position="0.773cm"/>
        </style:tab-stops>
      </style:paragraph-properties>
    </style:style>
    <style:style style:name="P7" style:family="paragraph" style:parent-style-name="Text_20_body">
      <style:paragraph-properties fo:margin-left="0cm" fo:margin-top="0.21cm" fo:margin-bottom="0cm" style:contextual-spacing="false"/>
    </style:style>
    <style:style style:name="P8" style:family="paragraph" style:parent-style-name="Text_20_body">
      <style:paragraph-properties fo:margin-left="0cm" fo:margin-top="0.22cm" fo:margin-bottom="0cm" style:contextual-spacing="false"/>
    </style:style>
    <style:style style:name="P9" style:family="paragraph" style:parent-style-name="List_20_Paragraph" style:list-style-name="WWNum3">
      <style:paragraph-properties fo:margin-left="0.773cm" fo:margin-top="0.002cm" fo:margin-bottom="0cm" style:contextual-spacing="false" fo:text-indent="-0.633cm" style:auto-text-indent="false">
        <style:tab-stops>
          <style:tab-stop style:position="0.773cm"/>
        </style:tab-stops>
      </style:paragraph-properties>
    </style:style>
    <style:style style:name="P10" style:family="paragraph" style:parent-style-name="Standard">
      <style:paragraph-properties fo:margin-top="0.002cm" fo:margin-bottom="0cm" style:contextual-spacing="false">
        <style:tab-stops>
          <style:tab-stop style:position="0.773cm"/>
        </style:tab-stops>
      </style:paragraph-properties>
      <style:text-properties fo:font-size="12pt" style:font-size-asian="12pt"/>
    </style:style>
    <style:style style:name="P11" style:family="paragraph" style:parent-style-name="Standard">
      <style:paragraph-properties fo:margin-top="0.002cm" fo:margin-bottom="0cm" style:contextual-spacing="false">
        <style:tab-stops>
          <style:tab-stop style:position="0.773cm"/>
        </style:tab-stops>
      </style:paragraph-properties>
    </style:style>
    <style:style style:name="P12" style:family="paragraph" style:parent-style-name="Text_20_body">
      <style:paragraph-properties fo:margin-left="0cm" fo:margin-top="0.219cm" fo:margin-bottom="0cm" style:contextual-spacing="false"/>
    </style:style>
    <style:style style:name="P13" style:family="paragraph" style:parent-style-name="List_20_Paragraph" style:list-style-name="WWNum3">
      <style:paragraph-properties fo:margin-left="0.774cm" fo:margin-right="0.466cm" fo:margin-top="0.002cm" fo:margin-bottom="0cm" style:contextual-spacing="false" fo:line-height="121%" fo:text-indent="-0.635cm" style:auto-text-indent="false">
        <style:tab-stops>
          <style:tab-stop style:position="0.774cm"/>
        </style:tab-stops>
      </style:paragraph-properties>
    </style:style>
    <style:style style:name="P14" style:family="paragraph" style:parent-style-name="List_20_Paragraph">
      <style:paragraph-properties fo:margin-left="0.774cm" fo:margin-right="0.466cm" fo:margin-top="0.002cm" fo:margin-bottom="0cm" style:contextual-spacing="false" fo:line-height="121%" fo:text-indent="0cm" style:auto-text-indent="false">
        <style:tab-stops>
          <style:tab-stop style:position="0.774cm"/>
        </style:tab-stops>
      </style:paragraph-properties>
      <style:text-properties fo:font-size="12pt" style:font-size-asian="12pt"/>
    </style:style>
    <style:style style:name="P15" style:family="paragraph" style:parent-style-name="Standard">
      <style:paragraph-properties fo:margin-right="0.466cm" fo:margin-top="0.002cm" fo:margin-bottom="0cm" style:contextual-spacing="false" fo:line-height="121%">
        <style:tab-stops>
          <style:tab-stop style:position="0.774cm"/>
        </style:tab-stops>
      </style:paragraph-properties>
    </style:style>
    <style:style style:name="P16" style:family="paragraph" style:parent-style-name="Standard">
      <style:paragraph-properties fo:margin-right="0.466cm" fo:margin-top="0.002cm" fo:margin-bottom="0cm" style:contextual-spacing="false" fo:line-height="121%">
        <style:tab-stops>
          <style:tab-stop style:position="0.774cm"/>
        </style:tab-stops>
      </style:paragraph-properties>
      <style:text-properties fo:font-size="12pt" style:font-size-asian="12pt"/>
    </style:style>
    <style:style style:name="P17" style:family="paragraph" style:parent-style-name="Text_20_body">
      <style:paragraph-properties fo:margin-left="0cm" fo:margin-top="0.113cm" fo:margin-bottom="0cm" style:contextual-spacing="false"/>
    </style:style>
    <style:style style:name="P18" style:family="paragraph" style:parent-style-name="List_20_Paragraph" style:list-style-name="WWNum3">
      <style:paragraph-properties fo:margin-left="0.774cm" fo:margin-right="0.593cm" fo:line-height="121%" fo:text-indent="-0.635cm" style:auto-text-indent="false">
        <style:tab-stops>
          <style:tab-stop style:position="0.774cm"/>
        </style:tab-stops>
      </style:paragraph-properties>
      <style:text-properties style:text-underline-style="none"/>
    </style:style>
    <style:style style:name="P19" style:family="paragraph" style:parent-style-name="Text_20_body">
      <style:paragraph-properties fo:margin-top="0.288cm" fo:margin-bottom="0cm" style:contextual-spacing="false"/>
      <style:text-properties style:font-name="Liberation Serif" fo:font-size="12pt" style:font-size-asian="12pt"/>
    </style:style>
    <style:style style:name="P20" style:family="paragraph" style:parent-style-name="List_20_Paragraph" style:list-style-name="WWNum3">
      <style:paragraph-properties fo:margin-left="1.536cm" fo:margin-top="0.358cm" fo:margin-bottom="0cm" style:contextual-spacing="false" fo:text-indent="-0.762cm" style:auto-text-indent="false">
        <style:tab-stops>
          <style:tab-stop style:position="1.536cm"/>
        </style:tab-stops>
      </style:paragraph-properties>
      <style:text-properties style:font-name="Liberation Serif" fo:font-size="12pt" style:font-size-asian="12pt"/>
    </style:style>
    <style:style style:name="P21" style:family="paragraph" style:parent-style-name="List_20_Paragraph" style:list-style-name="WWNum3">
      <style:paragraph-properties fo:margin-left="1.536cm" fo:margin-top="0.36cm" fo:margin-bottom="0cm" style:contextual-spacing="false" fo:text-indent="-0.762cm" style:auto-text-indent="false">
        <style:tab-stops>
          <style:tab-stop style:position="1.536cm"/>
        </style:tab-stops>
      </style:paragraph-properties>
      <style:text-properties style:font-name="Liberation Serif" fo:font-size="12pt" style:font-size-asian="12pt"/>
    </style:style>
    <style:style style:name="P22" style:family="paragraph" style:parent-style-name="List_20_Paragraph" style:list-style-name="WWNum3">
      <style:paragraph-properties fo:margin-left="0.774cm" fo:margin-right="1.725cm" fo:margin-top="0.358cm" fo:margin-bottom="0cm" style:contextual-spacing="false" fo:line-height="175%" fo:text-indent="0cm" style:auto-text-indent="false">
        <style:tab-stops>
          <style:tab-stop style:position="1.536cm"/>
        </style:tab-stops>
      </style:paragraph-properties>
      <style:text-properties style:font-name="Liberation Serif" fo:font-size="12pt" officeooo:paragraph-rsid="0000e6f6" style:font-size-asian="12pt"/>
    </style:style>
    <style:style style:name="P23" style:family="paragraph" style:parent-style-name="Text_20_body">
      <style:paragraph-properties fo:margin-top="0.116cm" fo:margin-bottom="0cm" style:contextual-spacing="false"/>
      <style:text-properties style:font-name="Courier New2"/>
    </style:style>
    <style:style style:name="P24" style:family="paragraph" style:parent-style-name="Text_20_body">
      <style:paragraph-properties fo:margin-left="0cm" fo:margin-top="0.116cm" fo:margin-bottom="0cm" style:contextual-spacing="false"/>
      <style:text-properties style:font-name="Courier New2"/>
    </style:style>
    <style:style style:name="P25" style:family="paragraph" style:parent-style-name="List_20_Paragraph" style:list-style-name="WWNum3">
      <style:paragraph-properties fo:margin-left="0.774cm" fo:margin-right="1.905cm" fo:line-height="122%" fo:text-indent="-0.635cm" style:auto-text-indent="false">
        <style:tab-stops>
          <style:tab-stop style:position="0.774cm"/>
        </style:tab-stops>
      </style:paragraph-properties>
    </style:style>
    <style:style style:name="P26" style:family="paragraph" style:parent-style-name="List_20_Paragraph" style:list-style-name="WWNum2">
      <style:paragraph-properties fo:line-height="0.512cm">
        <style:tab-stops>
          <style:tab-stop style:position="0.774cm"/>
        </style:tab-stops>
      </style:paragraph-properties>
    </style:style>
    <style:style style:name="P27" style:family="paragraph" style:parent-style-name="List_20_Paragraph" style:list-style-name="WWNum2">
      <style:paragraph-properties fo:margin-top="0.108cm" fo:margin-bottom="0cm" style:contextual-spacing="false">
        <style:tab-stops>
          <style:tab-stop style:position="0.774cm"/>
        </style:tab-stops>
      </style:paragraph-properties>
    </style:style>
    <style:style style:name="P28" style:family="paragraph" style:parent-style-name="List_20_Paragraph" style:list-style-name="WWNum2">
      <style:paragraph-properties fo:margin-top="0.106cm" fo:margin-bottom="0cm" style:contextual-spacing="false">
        <style:tab-stops>
          <style:tab-stop style:position="0.774cm"/>
        </style:tab-stops>
      </style:paragraph-properties>
    </style:style>
    <style:style style:name="P29" style:family="paragraph" style:parent-style-name="List_20_Paragraph">
      <style:paragraph-properties fo:margin-top="0.106cm" fo:margin-bottom="0cm" style:contextual-spacing="false">
        <style:tab-stops>
          <style:tab-stop style:position="0.774cm"/>
        </style:tab-stops>
      </style:paragraph-properties>
      <style:text-properties fo:font-size="12pt" fo:letter-spacing="-0.004cm" style:font-size-asian="12pt"/>
    </style:style>
    <style:style style:name="P30" style:family="paragraph" style:parent-style-name="List_20_Paragraph">
      <style:paragraph-properties fo:margin-top="0.106cm" fo:margin-bottom="0cm" style:contextual-spacing="false">
        <style:tab-stops>
          <style:tab-stop style:position="0.774cm"/>
        </style:tab-stops>
      </style:paragraph-properties>
      <style:text-properties style:use-window-font-color="true" loext:opacity="0%" style:font-name="Courier New" fo:font-size="12pt" fo:letter-spacing="-0.004cm" style:font-size-asian="12pt"/>
    </style:style>
    <style:style style:name="P31" style:family="paragraph" style:parent-style-name="List_20_Paragraph" style:list-style-name="WWNum3">
      <style:paragraph-properties fo:margin-left="0.774cm" fo:margin-right="0.531cm" fo:line-height="122%" fo:text-indent="-0.635cm" style:auto-text-indent="false">
        <style:tab-stops>
          <style:tab-stop style:position="0.774cm"/>
        </style:tab-stops>
      </style:paragraph-properties>
    </style:style>
    <style:style style:name="P32" style:family="paragraph" style:parent-style-name="List_20_Paragraph">
      <style:paragraph-properties fo:margin-left="0.774cm" fo:margin-right="0.531cm" fo:line-height="122%" fo:text-indent="-0.635cm" style:auto-text-indent="false">
        <style:tab-stops>
          <style:tab-stop style:position="0.774cm"/>
        </style:tab-stops>
      </style:paragraph-properties>
      <style:text-properties fo:font-size="12pt" style:font-size-asian="12pt"/>
    </style:style>
    <style:style style:name="P33" style:family="paragraph" style:parent-style-name="List_20_Paragraph">
      <style:paragraph-properties fo:margin-left="0.774cm" fo:margin-right="0.531cm" fo:line-height="122%" fo:text-indent="-0.635cm" style:auto-text-indent="false">
        <style:tab-stops>
          <style:tab-stop style:position="0.774cm"/>
        </style:tab-stops>
      </style:paragraph-properties>
      <style:text-properties style:font-name="Courier New" fo:font-size="12pt" style:font-size-asian="12pt"/>
    </style:style>
    <style:style style:name="P34" style:family="paragraph" style:parent-style-name="Text_20_body" style:master-page-name="Converted1">
      <style:paragraph-properties fo:margin-left="0cm" fo:margin-top="0.034cm" fo:margin-bottom="0cm" style:contextual-spacing="false" style:page-number="auto"/>
    </style:style>
    <style:style style:name="P35" style:family="paragraph" style:parent-style-name="Text_20_body">
      <style:paragraph-properties fo:margin-left="0cm" fo:margin-top="0.034cm" fo:margin-bottom="0cm" style:contextual-spacing="false"/>
    </style:style>
    <style:style style:name="P36" style:family="paragraph" style:parent-style-name="List_20_Paragraph" style:list-style-name="WWNum3">
      <style:paragraph-properties fo:margin-left="0.774cm" fo:margin-right="1.023cm" fo:line-height="121%" fo:text-indent="-0.635cm" style:auto-text-indent="false">
        <style:tab-stops>
          <style:tab-stop style:position="0.774cm"/>
        </style:tab-stops>
      </style:paragraph-properties>
    </style:style>
    <style:style style:name="P37" style:family="paragraph" style:parent-style-name="List_20_Paragraph" style:list-style-name="WWNum3">
      <style:paragraph-properties fo:margin-left="0.774cm" fo:margin-right="0.37cm" fo:line-height="121%" fo:text-indent="-0.635cm" style:auto-text-indent="false">
        <style:tab-stops>
          <style:tab-stop style:position="0.774cm"/>
        </style:tab-stops>
      </style:paragraph-properties>
    </style:style>
    <style:style style:name="P38" style:family="paragraph" style:parent-style-name="Text_20_body">
      <style:paragraph-properties fo:margin-left="0cm" fo:margin-top="0.115cm" fo:margin-bottom="0cm" style:contextual-spacing="false"/>
    </style:style>
    <style:style style:name="P39" style:family="paragraph" style:parent-style-name="List_20_Paragraph" style:list-style-name="WWNum3">
      <style:paragraph-properties fo:margin-left="0.774cm" fo:margin-right="0.968cm" fo:line-height="122%" fo:text-indent="-0.635cm" style:auto-text-indent="false">
        <style:tab-stops>
          <style:tab-stop style:position="0.774cm"/>
        </style:tab-stops>
      </style:paragraph-properties>
    </style:style>
    <style:style style:name="P40" style:family="paragraph" style:parent-style-name="Text_20_body">
      <style:paragraph-properties fo:margin-left="0cm" fo:margin-top="0.104cm" fo:margin-bottom="0cm" style:contextual-spacing="false"/>
    </style:style>
    <style:style style:name="P41" style:family="paragraph" style:parent-style-name="List_20_Paragraph" style:list-style-name="WWNum3">
      <style:paragraph-properties fo:margin-left="0.774cm" fo:margin-right="1.656cm" fo:line-height="122%" fo:text-indent="-0.635cm" style:auto-text-indent="false">
        <style:tab-stops>
          <style:tab-stop style:position="0.774cm"/>
        </style:tab-stops>
      </style:paragraph-properties>
    </style:style>
    <style:style style:name="P42" style:family="paragraph" style:parent-style-name="List_20_Paragraph" style:list-style-name="WWNum3">
      <style:paragraph-properties fo:margin-left="0.774cm" fo:margin-right="0.517cm" fo:line-height="122%" fo:text-indent="-0.635cm" style:auto-text-indent="false">
        <style:tab-stops>
          <style:tab-stop style:position="0.774cm"/>
        </style:tab-stops>
      </style:paragraph-properties>
    </style:style>
    <style:style style:name="P43" style:family="paragraph" style:parent-style-name="List_20_Paragraph" style:list-style-name="WWNum1">
      <style:paragraph-properties fo:line-height="0.512cm">
        <style:tab-stops>
          <style:tab-stop style:position="0.774cm"/>
        </style:tab-stops>
      </style:paragraph-properties>
    </style:style>
    <style:style style:name="P44" style:family="paragraph" style:parent-style-name="List_20_Paragraph" style:list-style-name="WWNum1">
      <style:paragraph-properties fo:margin-left="0.774cm" fo:margin-right="0.37cm" fo:margin-top="0.106cm" fo:margin-bottom="0cm" style:contextual-spacing="false" fo:line-height="121%" fo:text-indent="-0.637cm" style:auto-text-indent="false">
        <style:tab-stops>
          <style:tab-stop style:position="0.774cm"/>
        </style:tab-stops>
      </style:paragraph-properties>
    </style:style>
    <style:style style:name="P45" style:family="paragraph" style:parent-style-name="List_20_Paragraph" style:list-style-name="WWNum1">
      <style:paragraph-properties fo:margin-top="0.005cm" fo:margin-bottom="0cm" style:contextual-spacing="false">
        <style:tab-stops>
          <style:tab-stop style:position="0.774cm"/>
        </style:tab-stops>
      </style:paragraph-properties>
    </style:style>
    <style:style style:name="P46" style:family="paragraph" style:parent-style-name="List_20_Paragraph" style:list-style-name="WWNum1">
      <style:paragraph-properties fo:margin-top="0.108cm" fo:margin-bottom="0cm" style:contextual-spacing="false">
        <style:tab-stops>
          <style:tab-stop style:position="0.774cm"/>
        </style:tab-stops>
      </style:paragraph-properties>
    </style:style>
    <style:style style:name="P47" style:family="paragraph" style:parent-style-name="List_20_Paragraph" style:list-style-name="WWNum3">
      <style:paragraph-properties fo:margin-left="0.774cm" fo:margin-right="0.363cm" fo:margin-top="0.002cm" fo:margin-bottom="0cm" style:contextual-spacing="false" fo:line-height="121%" fo:text-indent="-0.635cm" style:auto-text-indent="false">
        <style:tab-stops>
          <style:tab-stop style:position="0.774cm"/>
        </style:tab-stops>
      </style:paragraph-properties>
    </style:style>
    <style:style style:name="P48" style:family="paragraph" style:parent-style-name="Text_20_body">
      <style:paragraph-properties fo:margin-left="0cm" fo:margin-top="0.111cm" fo:margin-bottom="0cm" style:contextual-spacing="false"/>
    </style:style>
    <style:style style:name="P49" style:family="paragraph" style:parent-style-name="List_20_Paragraph" style:list-style-name="WWNum3">
      <style:paragraph-properties fo:margin-left="0.774cm" fo:margin-right="0.282cm" fo:line-height="122%" fo:text-indent="-0.635cm" style:auto-text-indent="false">
        <style:tab-stops>
          <style:tab-stop style:position="0.774cm"/>
        </style:tab-stops>
      </style:paragraph-properties>
    </style:style>
    <style:style style:name="P50" style:family="paragraph" style:parent-style-name="Text_20_body">
      <style:paragraph-properties fo:margin-top="0.284cm" fo:margin-bottom="0cm" style:contextual-spacing="false"/>
    </style:style>
    <style:style style:name="P51" style:family="paragraph" style:parent-style-name="Text_20_body">
      <style:paragraph-properties fo:margin-top="0.36cm" fo:margin-bottom="0cm" style:contextual-spacing="false"/>
    </style:style>
    <style:style style:name="P52" style:family="paragraph" style:parent-style-name="Text_20_body">
      <style:paragraph-properties fo:margin-top="0.358cm" fo:margin-bottom="0cm" style:contextual-spacing="false"/>
    </style:style>
    <style:style style:name="P53" style:family="paragraph" style:parent-style-name="Standard">
      <style:paragraph-properties fo:margin-left="0.774cm" fo:margin-top="0.358cm" fo:margin-bottom="0cm" style:contextual-spacing="false"/>
    </style:style>
    <style:style style:name="P54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2pt" style:letter-kerning="false" style:font-size-asian="12pt" style:language-asian="en" style:country-asian="US" style:font-size-complex="11pt" style:language-complex="ar" style:country-complex="SA"/>
    </style:style>
    <style:style style:name="P55" style:family="paragraph" style:parent-style-name="Table_20_Paragraph">
      <style:paragraph-properties fo:margin-left="0.256cm" fo:margin-top="0.093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6" style:family="paragraph" style:parent-style-name="Table_20_Paragraph">
      <style:paragraph-properties fo:margin-left="0.185cm" fo:margin-top="0.10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7" style:family="paragraph" style:parent-style-name="Text_20_body">
      <style:paragraph-properties fo:margin-left="0cm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/>
    </style:style>
    <style:style style:name="T2" style:family="text">
      <style:text-properties fo:letter-spacing="-0.002cm"/>
    </style:style>
    <style:style style:name="T3" style:family="text">
      <style:text-properties fo:letter-spacing="-0.018cm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letter-spacing="-0.007cm" style:font-size-asian="12pt"/>
    </style:style>
    <style:style style:name="T7" style:family="text">
      <style:text-properties fo:font-size="12pt" fo:letter-spacing="-0.039cm" style:font-size-asian="12pt"/>
    </style:style>
    <style:style style:name="T8" style:family="text">
      <style:text-properties fo:font-size="12pt" fo:letter-spacing="-0.037cm" style:font-size-asian="12pt"/>
    </style:style>
    <style:style style:name="T9" style:family="text">
      <style:text-properties fo:font-size="12pt" fo:letter-spacing="-0.007cm" style:font-size-asian="12pt" fo:background-color="#ffff00"/>
    </style:style>
    <style:style style:name="T10" style:family="text">
      <style:text-properties fo:font-size="12pt" fo:letter-spacing="-0.035cm" style:font-size-asian="12pt"/>
    </style:style>
    <style:style style:name="T11" style:family="text">
      <style:text-properties fo:font-size="12pt" fo:letter-spacing="-0.03cm" style:font-size-asian="12pt"/>
    </style:style>
    <style:style style:name="T12" style:family="text">
      <style:text-properties fo:font-size="12pt" fo:letter-spacing="-0.028cm" style:font-size-asian="12pt"/>
    </style:style>
    <style:style style:name="T13" style:family="text">
      <style:text-properties fo:font-size="12pt" fo:letter-spacing="-0.011cm" style:font-size-asian="12pt"/>
    </style:style>
    <style:style style:name="T14" style:family="text">
      <style:text-properties fo:font-size="12pt" fo:letter-spacing="-0.011cm" style:font-size-asian="12pt" fo:background-color="#ffff00"/>
    </style:style>
    <style:style style:name="T15" style:family="text">
      <style:text-properties fo:font-size="12pt" fo:letter-spacing="-0.03cm" style:font-size-asian="12pt" fo:background-color="#ffff00"/>
    </style:style>
    <style:style style:name="T16" style:family="text">
      <style:text-properties fo:font-size="12pt" fo:letter-spacing="-0.004cm" style:font-size-asian="12pt"/>
    </style:style>
    <style:style style:name="T17" style:family="text">
      <style:text-properties fo:font-size="12pt" fo:letter-spacing="-0.004cm" style:font-size-asian="12pt" fo:background-color="#ffff00"/>
    </style:style>
    <style:style style:name="T18" style:family="text">
      <style:text-properties fo:font-size="12pt" fo:letter-spacing="-0.041cm" style:font-size-asian="12pt"/>
    </style:style>
    <style:style style:name="T19" style:family="text">
      <style:text-properties fo:font-size="12pt" fo:letter-spacing="-0.032cm" style:font-size-asian="12pt"/>
    </style:style>
    <style:style style:name="T20" style:family="text">
      <style:text-properties fo:font-size="12pt" style:font-size-asian="12pt" fo:background-color="#ffff00"/>
    </style:style>
    <style:style style:name="T21" style:family="text">
      <style:text-properties fo:font-size="12pt" fo:letter-spacing="-0.026cm" style:font-size-asian="12pt"/>
    </style:style>
    <style:style style:name="T22" style:family="text">
      <style:text-properties fo:letter-spacing="-0.004cm"/>
    </style:style>
    <style:style style:name="T23" style:family="text">
      <style:text-properties fo:letter-spacing="-0.007cm"/>
    </style:style>
    <style:style style:name="T24" style:family="text">
      <style:text-properties style:font-name="Courier New2"/>
    </style:style>
    <style:style style:name="T25" style:family="text">
      <style:text-properties fo:font-size="12pt" fo:letter-spacing="-0.002cm" style:font-size-asian="12pt"/>
    </style:style>
    <style:style style:name="T26" style:family="text">
      <style:text-properties fo:font-size="12pt" fo:letter-spacing="-0.042cm" style:font-size-asian="12pt"/>
    </style:style>
    <style:style style:name="T27" style:family="text">
      <style:text-properties fo:font-size="12pt" fo:letter-spacing="-0.034cm" style:font-size-asian="12pt"/>
    </style:style>
    <style:style style:name="T28" style:family="text">
      <style:text-properties fo:font-size="12pt" fo:letter-spacing="-0.004cm" fo:background-color="#ffff00" loext:char-shading-value="0" style:font-size-asian="12pt"/>
    </style:style>
    <style:style style:name="T29" style:family="text">
      <style:text-properties fo:font-size="12pt" fo:letter-spacing="-0.041cm" fo:background-color="#ffff00" loext:char-shading-value="0" style:font-size-asian="12pt"/>
    </style:style>
    <style:style style:name="T30" style:family="text">
      <style:text-properties fo:font-size="12pt" fo:letter-spacing="-0.053cm" style:font-size-asian="12pt"/>
    </style:style>
    <style:style style:name="T31" style:family="text">
      <style:text-properties fo:font-size="12pt" fo:letter-spacing="-0.023cm" style:font-size-asian="12pt"/>
    </style:style>
    <style:style style:name="T32" style:family="text">
      <style:text-properties fo:font-size="12pt" fo:letter-spacing="-0.046cm" style:font-size-asian="12pt"/>
    </style:style>
    <style:style style:name="T33" style:family="text">
      <style:text-properties style:font-name="Courier New2" fo:letter-spacing="-0.018cm"/>
    </style:style>
    <style:style style:name="T34" style:family="text">
      <style:text-properties style:font-name="Courier New2" fo:font-size="12pt" style:font-size-asian="12pt"/>
    </style:style>
    <style:style style:name="T35" style:family="text">
      <style:text-properties style:font-name="Courier New2" fo:font-size="12pt" fo:letter-spacing="-0.009cm" style:font-size-asian="12pt"/>
    </style:style>
    <style:style style:name="T36" style:family="text">
      <style:text-properties style:font-name="Times New Roman" fo:font-size="12pt" style:font-size-asian="12pt"/>
    </style:style>
    <style:style style:name="T37" style:family="text">
      <style:text-properties style:font-name="Arial" fo:font-size="12pt" fo:font-weight="bold" style:font-size-asian="12pt" style:font-weight-asian="bold"/>
    </style:style>
    <style:style style:name="T38" style:family="text">
      <style:text-properties style:font-name="Arial" fo:font-size="12pt" fo:letter-spacing="0.113cm" fo:font-weight="bold" style:font-size-asian="12pt" style:font-weight-asian="bold"/>
    </style:style>
    <style:style style:name="T39" style:family="text">
      <style:text-properties fo:font-size="12pt" fo:letter-spacing="-0.018cm" style:font-size-asian="12pt"/>
    </style:style>
    <style:style style:name="T40" style:family="text">
      <style:text-properties style:font-name="Arial" fo:font-size="12pt" fo:letter-spacing="-0.004cm" fo:font-weight="bold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568cm" fo:min-width="17.72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568cm" fo:min-width="17.72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bookmark text:name="_GoBack"/></text:p>
        <text:p text:style-name="Title">Lista<text:span text:style-name="T2"> </text:span>de Exercícios 01<text:span text:style-name="T2"> </text:span>– Revisão em <text:span text:style-name="T3">C</text:span></text:p>
        <text:p text:style-name="P2" loext:marker-style-name="T4"/>
        <text:p text:style-name="P3" loext:marker-style-name="T4"/>
        <text:list text:style-name="WWNum3">
          <text:list-item>
            <text:p text:style-name="P4" loext:marker-style-name="T5"><text:span text:style-name="T6">Faça</text:span><text:span text:style-name="T7"> </text:span><text:span text:style-name="T6">um</text:span><text:span text:style-name="T8"> </text:span><text:span text:style-name="T6">programa</text:span><text:span text:style-name="T7"> </text:span><text:span text:style-name="T6">que</text:span><text:span text:style-name="T8"> </text:span><text:span text:style-name="T9">leia</text:span><text:span text:style-name="T8"> </text:span><text:span text:style-name="T6">um</text:span><text:span text:style-name="T7"> </text:span><text:span text:style-name="T6">número</text:span><text:span text:style-name="T8"> </text:span><text:span text:style-name="T6">inteiro</text:span><text:span text:style-name="T7"> </text:span><text:span text:style-name="T6">e</text:span><text:span text:style-name="T8"> </text:span><text:span text:style-name="T6">o</text:span><text:span text:style-name="T8"> </text:span><text:span text:style-name="T6">imprima.</text:span></text:p>
          </text:list-item>
        </text:list>
        <text:p text:style-name="P5" loext:marker-style-name="T5"/>
        <text:p text:style-name="P6" loext:marker-style-name="T5"><text:span text:style-name="T5">int num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Digite um número inteiro: \n");</text:span><text:span text:style-name="T5"/></text:p>
        <text:p text:style-name="P6" loext:marker-style-name="T5"><text:span text:style-name="T5"><text:s text:c="4"/>scanf("%d",&amp;num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O número é %d",num);</text:span><text:span text:style-name="T5"/></text:p>
        <text:p text:style-name="P6" loext:marker-style-name="T5"><text:span text:style-name="T5"><text:s text:c="4"/>return 0;</text:span><text:span text:style-name="T5"/></text:p>
        <text:p text:style-name="P7"/>
        <text:list text:continue-numbering="true" text:style-name="WWNum3">
          <text:list-item>
            <text:p text:style-name="P4" loext:marker-style-name="T5"><text:span text:style-name="T6">Peça</text:span><text:span text:style-name="T8"> </text:span><text:span text:style-name="T6">ao</text:span><text:span text:style-name="T10"> </text:span><text:span text:style-name="T9">usuário</text:span><text:span text:style-name="T10"> </text:span><text:span text:style-name="T6">para</text:span><text:span text:style-name="T10"> </text:span><text:span text:style-name="T6">digitar</text:span><text:span text:style-name="T8"> </text:span><text:span text:style-name="T9">três</text:span><text:span text:style-name="T10"> </text:span><text:span text:style-name="T6">valores</text:span><text:span text:style-name="T10"> </text:span><text:span text:style-name="T6">inteiros</text:span><text:span text:style-name="T10"> </text:span><text:span text:style-name="T6">e</text:span><text:span text:style-name="T8"> </text:span><text:span text:style-name="T6">imprima</text:span><text:span text:style-name="T10"> </text:span><text:span text:style-name="T6">a</text:span><text:span text:style-name="T10"> </text:span><text:span text:style-name="T9">soma</text:span><text:span text:style-name="T10"> </text:span><text:span text:style-name="T6">deles.</text:span></text:p>
          </text:list-item>
        </text:list>
        <text:p text:style-name="P5" loext:marker-style-name="T5"/>
        <text:p text:style-name="P6" loext:marker-style-name="T5"><text:span text:style-name="T5">int num,num1,num2,soma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Digite um número inteiro: ");</text:span><text:span text:style-name="T5"/></text:p>
        <text:p text:style-name="P6" loext:marker-style-name="T5"><text:span text:style-name="T5"><text:s text:c="4"/>scanf("%d",&amp;num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Digite um número inteiro: ");</text:span><text:span text:style-name="T5"/></text:p>
        <text:p text:style-name="P6" loext:marker-style-name="T5"><text:span text:style-name="T5"><text:s text:c="4"/>scanf("%d",&amp;num1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Digite um número inteiro: ");</text:span><text:span text:style-name="T5"/></text:p>
        <text:p text:style-name="P6" loext:marker-style-name="T5"><text:span text:style-name="T5"><text:s text:c="4"/>scanf("%d",&amp;num2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soma = num+num1+num2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\nA soma dos números é %d",soma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return 0;</text:span><text:span text:style-name="T5"/></text:p>
        <text:p text:style-name="P8"/>
        <text:list text:continue-numbering="true" text:style-name="WWNum3">
          <text:list-item>
            <text:p text:style-name="P4" loext:marker-style-name="T5"><text:span text:style-name="T9">Leia</text:span><text:span text:style-name="T11"> </text:span><text:span text:style-name="T6">um</text:span><text:span text:style-name="T11"> </text:span><text:span text:style-name="T6">número</text:span><text:span text:style-name="T12"> </text:span><text:span text:style-name="T9">real</text:span><text:span text:style-name="T11"> </text:span><text:span text:style-name="T6">e</text:span><text:span text:style-name="T12"> </text:span><text:span text:style-name="T9">imprima</text:span><text:span text:style-name="T11"> </text:span><text:span text:style-name="T6">o</text:span><text:span text:style-name="T12"> </text:span><text:span text:style-name="T6">resultado</text:span><text:span text:style-name="T11"> </text:span><text:span text:style-name="T6">do</text:span><text:span text:style-name="T11"> </text:span><text:span text:style-name="T9">quadrado</text:span><text:span text:style-name="T12"> </text:span><text:span text:style-name="T6">desse</text:span><text:span text:style-name="T11"> </text:span><text:span text:style-name="T6">número.</text:span></text:p>
          </text:list-item>
        </text:list>
        <text:p text:style-name="P5" loext:marker-style-name="T5"/>
        <text:p text:style-name="P6" loext:marker-style-name="T5"><text:span text:style-name="T5">float num,quadrado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Digite um número: ");</text:span><text:span text:style-name="T5"/></text:p>
        <text:p text:style-name="P6" loext:marker-style-name="T5"><text:span text:style-name="T5"><text:s text:c="4"/>scanf("%f",&amp;num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quadrado = num*num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\nO quadrado do número é %.4f",quadrado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return 0;</text:span><text:span text:style-name="T5"/></text:p>
        <text:p text:style-name="P7"/>
        <text:p text:style-name="P7"/>
        <text:p text:style-name="P7"/>
        <text:p text:style-name="P7"/>
        <text:p text:style-name="P7"><text:soft-page-break/></text:p>
        <text:p text:style-name="P7"/>
        <text:list text:continue-numbering="true" text:style-name="WWNum3">
          <text:list-item>
            <text:p text:style-name="P4" loext:marker-style-name="T5"><text:span text:style-name="T13">Leia</text:span><text:span text:style-name="T11"> </text:span><text:span text:style-name="T13">um</text:span><text:span text:style-name="T12"> </text:span><text:span text:style-name="T13">número</text:span><text:span text:style-name="T11"> </text:span><text:span text:style-name="T14">real</text:span><text:span text:style-name="T12"> </text:span><text:span text:style-name="T13">e</text:span><text:span text:style-name="T11"> </text:span><text:span text:style-name="T13">imprima</text:span><text:span text:style-name="T12"> </text:span><text:span text:style-name="T13">a</text:span><text:span text:style-name="T12"> </text:span><text:span text:style-name="T14">quinta</text:span><text:span text:style-name="T15"> </text:span><text:span text:style-name="T14">parte</text:span><text:span text:style-name="T12"> </text:span><text:span text:style-name="T13">deste</text:span><text:span text:style-name="T11"> </text:span><text:span text:style-name="T13">número.</text:span></text:p>
          </text:list-item>
        </text:list>
        <text:p text:style-name="P5" loext:marker-style-name="T5"/>
        <text:p text:style-name="P6" loext:marker-style-name="T5"><text:span text:style-name="T5">float num,parte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Digite um número: ");</text:span><text:span text:style-name="T5"/></text:p>
        <text:p text:style-name="P6" loext:marker-style-name="T5"><text:span text:style-name="T5"><text:s text:c="4"/>scanf("%f",&amp;num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arte = num/5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\nA quinta parte do número é %.3f",parte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return 0;</text:span><text:span text:style-name="T5"/></text:p>
        <text:p text:style-name="P7"/>
        <text:list text:continue-numbering="true" text:style-name="WWNum3">
          <text:list-item>
            <text:p text:style-name="P9" loext:marker-style-name="T5"><text:span text:style-name="T6">Leia</text:span><text:span text:style-name="T11"> </text:span><text:span text:style-name="T6">um</text:span><text:span text:style-name="T11"> </text:span><text:span text:style-name="T6">número</text:span><text:span text:style-name="T12"> </text:span><text:span text:style-name="T9">inteiro</text:span><text:span text:style-name="T11"> </text:span><text:span text:style-name="T6">e</text:span><text:span text:style-name="T12"> </text:span><text:span text:style-name="T6">imprima</text:span><text:span text:style-name="T11"> </text:span><text:span text:style-name="T6">o</text:span><text:span text:style-name="T12"> </text:span><text:span text:style-name="T6">seu</text:span><text:span text:style-name="T11"> </text:span><text:span text:style-name="T9">antecessor</text:span><text:span text:style-name="T12"> </text:span><text:span text:style-name="T6">e</text:span><text:span text:style-name="T11"> </text:span><text:span text:style-name="T6">o</text:span><text:span text:style-name="T12"> </text:span><text:span text:style-name="T6">seu</text:span><text:span text:style-name="T11"> </text:span><text:span text:style-name="T9">sucessor</text:span><text:span text:style-name="T6">.</text:span></text:p>
          </text:list-item>
        </text:list>
        <text:p text:style-name="P10" loext:marker-style-name="T5"/>
        <text:p text:style-name="P11" loext:marker-style-name="T5"><text:span text:style-name="T5">int num;</text:span><text:span text:style-name="T5"/></text:p>
        <text:p text:style-name="P11" loext:marker-style-name="T5"><text:span text:style-name="T5"><text:s text:c="4"/></text:span><text:span text:style-name="T5"/></text:p>
        <text:p text:style-name="P11" loext:marker-style-name="T5"><text:span text:style-name="T5"><text:s text:c="4"/>printf("Digite um número inteiro: ");</text:span><text:span text:style-name="T5"/></text:p>
        <text:p text:style-name="P11" loext:marker-style-name="T5"><text:span text:style-name="T5"><text:s text:c="4"/>scanf("%d",&amp;num);</text:span><text:span text:style-name="T5"/></text:p>
        <text:p text:style-name="P11" loext:marker-style-name="T5"><text:span text:style-name="T5"><text:s text:c="4"/></text:span><text:span text:style-name="T5"/></text:p>
        <text:p text:style-name="P11" loext:marker-style-name="T5"><text:span text:style-name="T5"><text:s text:c="4"/>printf("\nO número é %d, antecessor: %d, sucessor: %d",num, num-1, num+1);</text:span><text:span text:style-name="T5"/></text:p>
        <text:p text:style-name="P11" loext:marker-style-name="T5"><text:span text:style-name="T5"><text:s text:c="4"/></text:span><text:span text:style-name="T5"/></text:p>
        <text:p text:style-name="P11" loext:marker-style-name="T5"><text:span text:style-name="T5"><text:s text:c="4"/>return 0;</text:span><text:span text:style-name="T5"/></text:p>
        <text:p text:style-name="P12"/>
        <text:list text:continue-numbering="true" text:style-name="WWNum3">
          <text:list-item>
            <text:p text:style-name="P4" loext:marker-style-name="T5"><text:span text:style-name="T16">Faça</text:span><text:span text:style-name="T7"> </text:span><text:span text:style-name="T16">um</text:span><text:span text:style-name="T7"> </text:span><text:span text:style-name="T16">programa</text:span><text:span text:style-name="T8"> </text:span><text:span text:style-name="T16">que</text:span><text:span text:style-name="T7"> </text:span><text:span text:style-name="T16">receba</text:span><text:span text:style-name="T8"> </text:span><text:span text:style-name="T17">dois</text:span><text:span text:style-name="T7"> </text:span><text:span text:style-name="T16">números</text:span><text:span text:style-name="T8"> </text:span><text:span text:style-name="T16">e</text:span><text:span text:style-name="T7"> </text:span><text:span text:style-name="T16">mostre</text:span><text:span text:style-name="T7"> </text:span><text:span text:style-name="T16">qual</text:span><text:span text:style-name="T8"> </text:span><text:span text:style-name="T16">deles</text:span><text:span text:style-name="T7"> </text:span><text:span text:style-name="T16">é</text:span><text:span text:style-name="T8"> </text:span><text:span text:style-name="T16">o</text:span><text:span text:style-name="T7"> </text:span><text:span text:style-name="T17">maior</text:span><text:span text:style-name="T16">.</text:span></text:p>
          </text:list-item>
        </text:list>
        <text:p text:style-name="P5" loext:marker-style-name="T5"/>
        <text:p text:style-name="P6" loext:marker-style-name="T5"><text:span text:style-name="T5">float num,num1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Digite um número: ");</text:span><text:span text:style-name="T5"/></text:p>
        <text:p text:style-name="P6" loext:marker-style-name="T5"><text:span text:style-name="T5"><text:s text:c="4"/>scanf("%f",&amp;num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Digite um número: ");</text:span><text:span text:style-name="T5"/></text:p>
        <text:p text:style-name="P6" loext:marker-style-name="T5"><text:span text:style-name="T5"><text:s text:c="4"/>scanf("%f",&amp;num1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if(num&gt;num1){</text:span><text:span text:style-name="T5"/></text:p>
        <text:p text:style-name="P6" loext:marker-style-name="T5"><text:span text:style-name="T5"><text:s text:c="8"/>printf("\nO %.2f é maior.",num);</text:span><text:span text:style-name="T5"/></text:p>
        <text:p text:style-name="P6" loext:marker-style-name="T5"><text:span text:style-name="T5"><text:s text:c="4"/>}</text:span><text:span text:style-name="T5"/></text:p>
        <text:p text:style-name="P6" loext:marker-style-name="T5"><text:span text:style-name="T5"><text:s text:c="4"/>else if(num1&gt;num){</text:span><text:span text:style-name="T5"/></text:p>
        <text:p text:style-name="P6" loext:marker-style-name="T5"><text:span text:style-name="T5"><text:s text:c="8"/>printf("\nO %.2f é maior.",num1);</text:span><text:span text:style-name="T5"/></text:p>
        <text:p text:style-name="P6" loext:marker-style-name="T5"><text:span text:style-name="T5"><text:s text:c="4"/>}</text:span><text:span text:style-name="T5"/></text:p>
        <text:p text:style-name="P6" loext:marker-style-name="T5"><text:span text:style-name="T5"><text:s text:c="4"/>else{</text:span><text:span text:style-name="T5"/></text:p>
        <text:p text:style-name="P6" loext:marker-style-name="T5"><text:span text:style-name="T5"><text:s text:c="8"/>printf("\nOs números são iguais!");</text:span><text:span text:style-name="T5"/></text:p>
        <text:p text:style-name="P6" loext:marker-style-name="T5"><text:span text:style-name="T5"><text:s text:c="4"/>}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return 0;</text:span><text:span text:style-name="T5"/></text:p>
        <text:p text:style-name="P7"/>
        <text:p text:style-name="P7"/>
        <text:p text:style-name="P7"/>
        <text:p text:style-name="P7"><text:soft-page-break/></text:p>
        <text:p text:style-name="P7"/>
        <text:list text:continue-numbering="true" text:style-name="WWNum3">
          <text:list-item>
            <text:p text:style-name="P4" loext:marker-style-name="T5"><text:span text:style-name="T6">Faça</text:span><text:span text:style-name="T7"> </text:span><text:span text:style-name="T6">um</text:span><text:span text:style-name="T7"> </text:span><text:span text:style-name="T6">programa</text:span><text:span text:style-name="T7"> </text:span><text:span text:style-name="T6">que</text:span><text:span text:style-name="T7"> </text:span><text:span text:style-name="T6">receba</text:span><text:span text:style-name="T7"> </text:span><text:span text:style-name="T6">um</text:span><text:span text:style-name="T8"> </text:span><text:span text:style-name="T6">número</text:span><text:span text:style-name="T7"> </text:span><text:span text:style-name="T9">inteiro</text:span><text:span text:style-name="T7"> </text:span><text:span text:style-name="T6">e</text:span><text:span text:style-name="T7"> </text:span><text:span text:style-name="T6">verifique</text:span><text:span text:style-name="T7"> </text:span><text:span text:style-name="T6">se</text:span><text:span text:style-name="T7"> </text:span><text:span text:style-name="T6">este</text:span><text:span text:style-name="T8"> </text:span><text:span text:style-name="T6">número</text:span><text:span text:style-name="T7"> </text:span><text:span text:style-name="T6">e</text:span><text:span text:style-name="T7"> </text:span><text:span text:style-name="T9">par</text:span><text:span text:style-name="T7"> </text:span><text:span text:style-name="T6">ou</text:span><text:span text:style-name="T7"> </text:span><text:span text:style-name="T9">ímpar</text:span><text:span text:style-name="T6">.</text:span></text:p>
          </text:list-item>
        </text:list>
        <text:p text:style-name="P5" loext:marker-style-name="T5"/>
        <text:p text:style-name="P6" loext:marker-style-name="T5"><text:span text:style-name="T5">int num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printf("Digite um número: ");</text:span><text:span text:style-name="T5"/></text:p>
        <text:p text:style-name="P6" loext:marker-style-name="T5"><text:span text:style-name="T5"><text:s text:c="4"/>scanf("%d",&amp;num);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if(num%2==0){</text:span><text:span text:style-name="T5"/></text:p>
        <text:p text:style-name="P6" loext:marker-style-name="T5"><text:span text:style-name="T5"><text:s text:c="8"/>printf("\n%d é par.",num);</text:span><text:span text:style-name="T5"/></text:p>
        <text:p text:style-name="P6" loext:marker-style-name="T5"><text:span text:style-name="T5"><text:s text:c="4"/>}</text:span><text:span text:style-name="T5"/></text:p>
        <text:p text:style-name="P6" loext:marker-style-name="T5"><text:span text:style-name="T5"><text:s text:c="4"/>else{</text:span><text:span text:style-name="T5"/></text:p>
        <text:p text:style-name="P6" loext:marker-style-name="T5"><text:span text:style-name="T5"><text:s text:c="8"/>printf("\n%d é ímpar.",num);</text:span><text:span text:style-name="T5"/></text:p>
        <text:p text:style-name="P6" loext:marker-style-name="T5"><text:span text:style-name="T5"><text:s text:c="4"/>}</text:span><text:span text:style-name="T5"/></text:p>
        <text:p text:style-name="P6" loext:marker-style-name="T5"><text:span text:style-name="T5"><text:s text:c="4"/></text:span><text:span text:style-name="T5"/></text:p>
        <text:p text:style-name="P6" loext:marker-style-name="T5"><text:span text:style-name="T5"><text:s text:c="4"/>return 0;</text:span><text:span text:style-name="T5"/></text:p>
        <text:p text:style-name="P12"/>
        <text:list text:continue-numbering="true" text:style-name="WWNum3">
          <text:list-item>
            <text:p text:style-name="P13" loext:marker-style-name="T5"><text:span text:style-name="T16">Escreva</text:span><text:span text:style-name="T18"> </text:span><text:span text:style-name="T16">um</text:span><text:span text:style-name="T18"> </text:span><text:span text:style-name="T16">programa</text:span><text:span text:style-name="T18"> </text:span><text:span text:style-name="T16">que,</text:span><text:span text:style-name="T18"> </text:span><text:span text:style-name="T16">dados</text:span><text:span text:style-name="T18"> </text:span><text:span text:style-name="T17">dois</text:span><text:span text:style-name="T18"> </text:span><text:span text:style-name="T16">números</text:span><text:span text:style-name="T18"> </text:span><text:span text:style-name="T17">inteiros</text:span><text:span text:style-name="T16">,</text:span><text:span text:style-name="T18"> </text:span><text:span text:style-name="T16">mostre</text:span><text:span text:style-name="T18"> </text:span><text:span text:style-name="T16">na</text:span><text:span text:style-name="T18"> </text:span><text:span text:style-name="T16">tela</text:span><text:span text:style-name="T18"> </text:span><text:span text:style-name="T16">o</text:span><text:span text:style-name="T18"> </text:span><text:span text:style-name="T17">maior</text:span><text:span text:style-name="T18"> </text:span><text:span text:style-name="T16">deles,</text:span><text:span text:style-name="T18"> </text:span><text:span text:style-name="T16">assim </text:span><text:span text:style-name="T5">como</text:span><text:span text:style-name="T19"> </text:span><text:span text:style-name="T5">a</text:span><text:span text:style-name="T19"> </text:span><text:span text:style-name="T20">diferença</text:span><text:span text:style-name="T19"> </text:span><text:span text:style-name="T5">existente</text:span><text:span text:style-name="T19"> </text:span><text:span text:style-name="T5">entre</text:span><text:span text:style-name="T19"> </text:span><text:span text:style-name="T5">ambos.</text:span></text:p>
          </text:list-item>
        </text:list>
        <text:p text:style-name="P14" loext:marker-style-name="T5"/>
        <text:p text:style-name="P15" loext:marker-style-name="T5"><text:span text:style-name="T5">int num,num1;</text:span><text:span text:style-name="T5"/></text:p>
        <text:p text:style-name="P15" loext:marker-style-name="T5"><text:span text:style-name="T5"><text:s text:c="4"/></text:span><text:span text:style-name="T5"/></text:p>
        <text:p text:style-name="P15" loext:marker-style-name="T5"><text:span text:style-name="T5"><text:s text:c="4"/>printf("Digite um número: ");</text:span><text:span text:style-name="T5"/></text:p>
        <text:p text:style-name="P15" loext:marker-style-name="T5"><text:span text:style-name="T5"><text:s text:c="4"/>scanf("%d",&amp;num);</text:span><text:span text:style-name="T5"/></text:p>
        <text:p text:style-name="P15" loext:marker-style-name="T5"><text:span text:style-name="T5"><text:s text:c="4"/></text:span><text:span text:style-name="T5"/></text:p>
        <text:p text:style-name="P15" loext:marker-style-name="T5"><text:span text:style-name="T5"><text:s text:c="4"/>printf("Digite um número: ");</text:span><text:span text:style-name="T5"/></text:p>
        <text:p text:style-name="P15" loext:marker-style-name="T5"><text:span text:style-name="T5"><text:s text:c="4"/>scanf("%d",&amp;num1);</text:span><text:span text:style-name="T5"/></text:p>
        <text:p text:style-name="P15" loext:marker-style-name="T5"><text:span text:style-name="T5"><text:s text:c="4"/></text:span><text:span text:style-name="T5"/></text:p>
        <text:p text:style-name="P15" loext:marker-style-name="T5"><text:span text:style-name="T5"><text:s text:c="4"/>if(num&gt;num1){</text:span><text:span text:style-name="T5"/></text:p>
        <text:p text:style-name="P15" loext:marker-style-name="T5"><text:span text:style-name="T5"><text:s text:c="8"/>printf("\n%d é maior.",num);</text:span><text:span text:style-name="T5"/></text:p>
        <text:p text:style-name="P15" loext:marker-style-name="T5"><text:span text:style-name="T5"><text:s text:c="8"/>printf("\nDiferença: %d",num-num1);</text:span><text:span text:style-name="T5"/></text:p>
        <text:p text:style-name="P15" loext:marker-style-name="T5"><text:span text:style-name="T5"><text:s text:c="4"/>}</text:span><text:span text:style-name="T5"/></text:p>
        <text:p text:style-name="P15" loext:marker-style-name="T5"><text:span text:style-name="T5"><text:s text:c="4"/>else if(num1&gt;num){</text:span><text:span text:style-name="T5"/></text:p>
        <text:p text:style-name="P15" loext:marker-style-name="T5"><text:span text:style-name="T5"><text:s text:c="8"/>printf("\n%d é maior.",num1);</text:span><text:span text:style-name="T5"/></text:p>
        <text:p text:style-name="P15" loext:marker-style-name="T5"><text:span text:style-name="T5"><text:s text:c="8"/>printf("\nDiferença: %d",num1-num);</text:span><text:span text:style-name="T5"/></text:p>
        <text:p text:style-name="P15" loext:marker-style-name="T5"><text:span text:style-name="T5"><text:s text:c="4"/>}</text:span><text:span text:style-name="T5"/></text:p>
        <text:p text:style-name="P15" loext:marker-style-name="T5"><text:span text:style-name="T5"><text:s text:c="4"/>else{</text:span><text:span text:style-name="T5"/></text:p>
        <text:p text:style-name="P15" loext:marker-style-name="T5"><text:span text:style-name="T5"><text:s text:c="8"/>printf("\nOs números são iguais!");</text:span><text:span text:style-name="T5"/></text:p>
        <text:p text:style-name="P15" loext:marker-style-name="T5"><text:span text:style-name="T5"><text:s text:c="8"/>printf("\nDiferença: 0");</text:span><text:span text:style-name="T5"/></text:p>
        <text:p text:style-name="P15" loext:marker-style-name="T5"><text:span text:style-name="T5"><text:s text:c="4"/>}</text:span><text:span text:style-name="T5"/></text:p>
        <text:p text:style-name="P15" loext:marker-style-name="T5"><text:span text:style-name="T5"><text:s text:c="4"/></text:span><text:span text:style-name="T5"/></text:p>
        <text:p text:style-name="P15" loext:marker-style-name="T5"><text:span text:style-name="T5"><text:s text:c="4"/>return 0;</text:span><text:span text:style-name="T5"/></text:p>
        <text:p text:style-name="P16" loext:marker-style-name="T5"/>
        <text:p text:style-name="P16" loext:marker-style-name="T5"/>
        <text:p text:style-name="P16" loext:marker-style-name="T5"/>
        <text:p text:style-name="P17"><text:soft-page-break/></text:p>
        <text:list text:continue-numbering="true" text:style-name="WWNum3">
          <text:list-item>
            <text:p text:style-name="P18"><text:span text:style-name="T16">Escreva</text:span><text:span text:style-name="T8"> </text:span><text:span text:style-name="T16">o</text:span><text:span text:style-name="T8"> </text:span><text:span text:style-name="T17">menu</text:span><text:span text:style-name="T8"> </text:span><text:span text:style-name="T16">de</text:span><text:span text:style-name="T8"> </text:span><text:span text:style-name="T16">opções</text:span><text:span text:style-name="T8"> </text:span><text:span text:style-name="T16">abaixo.</text:span><text:span text:style-name="T8"> </text:span><text:span text:style-name="T16">Leia</text:span><text:span text:style-name="T8"> </text:span><text:span text:style-name="T16">a</text:span><text:span text:style-name="T8"> </text:span><text:span text:style-name="T16">opção</text:span><text:span text:style-name="T8"> </text:span><text:span text:style-name="T16">do</text:span><text:span text:style-name="T8"> </text:span><text:span text:style-name="T16">usuário</text:span><text:span text:style-name="T8"> </text:span><text:span text:style-name="T16">e</text:span><text:span text:style-name="T8"> </text:span><text:span text:style-name="T16">execute</text:span><text:span text:style-name="T8"> </text:span><text:span text:style-name="T16">a</text:span><text:span text:style-name="T8"> </text:span><text:span text:style-name="T16">operação</text:span><text:span text:style-name="T8"> </text:span><text:span text:style-name="T16">escolhida. </text:span><text:span text:style-name="T5">Escreva</text:span><text:span text:style-name="T21"> </text:span><text:span text:style-name="T5">uma</text:span><text:span text:style-name="T21"> </text:span><text:span text:style-name="T5">mensagem</text:span><text:span text:style-name="T21"> </text:span><text:span text:style-name="T5">de</text:span><text:span text:style-name="T21"> </text:span><text:span text:style-name="T20">erro</text:span><text:span text:style-name="T21"> </text:span><text:span text:style-name="T5">se</text:span><text:span text:style-name="T21"> </text:span><text:span text:style-name="T5">a</text:span><text:span text:style-name="T21"> </text:span><text:span text:style-name="T5">opção</text:span><text:span text:style-name="T21"> </text:span><text:span text:style-name="T5">for</text:span><text:span text:style-name="T21"> </text:span><text:span text:style-name="T5">inválida.</text:span></text:p>
          </text:list-item>
        </text:list>
        <text:p text:style-name="P19">Escolha a <text:span text:style-name="T22">opção:</text:span></text:p>
        <text:list text:continue-numbering="true" text:style-name="WWNum3">
          <text:list-item>
            <text:list>
              <text:list-item>
                <text:p text:style-name="P20">Soma de 2 <text:span text:style-name="T22">números.</text:span></text:p>
              </text:list-item>
              <text:list-item>
                <text:p text:style-name="P20">Diferença entre 2 números (maior pelo <text:span text:style-name="T22">menor).</text:span></text:p>
              </text:list-item>
              <text:list-item>
                <text:p text:style-name="P21">Produto entre 2 <text:span text:style-name="T22">números.</text:span></text:p>
              </text:list-item>
              <text:list-item>
                <text:p text:style-name="P22">Divisão<text:span text:style-name="T23"> </text:span>entre<text:span text:style-name="T23"> </text:span>2<text:span text:style-name="T23"> </text:span>números<text:span text:style-name="T23"> </text:span>(o<text:span text:style-name="T23"> </text:span>denominador<text:span text:style-name="T23"> </text:span>não<text:span text:style-name="T23"> </text:span>pode<text:span text:style-name="T23"> </text:span>ser<text:span text:style-name="T23"> </text:span>zero). <text:span text:style-name="T22">Opção:</text:span></text:p>
              </text:list-item>
            </text:list>
          </text:list-item>
        </text:list>
        <text:p text:style-name="P23" loext:marker-style-name="T24">int op,num,num1;</text:p>
        <text:p text:style-name="P23" loext:marker-style-name="T24"><text:s text:c="4"/></text:p>
        <text:p text:style-name="P23" loext:marker-style-name="T24"><text:s text:c="4"/>do {</text:p>
        <text:p text:style-name="P23" loext:marker-style-name="T24"><text:s text:c="8"/>printf("Escolha uma opção:\n\n1. Soma de 2 números.\n2. Diferença entre 2 números.\n3. Produto entre 2 números.\n4. Divisão entre 2 números.\n\nOpção: ",num);</text:p>
        <text:p text:style-name="P23" loext:marker-style-name="T24"><text:s text:c="8"/>scanf("%d",&amp;op);</text:p>
        <text:p text:style-name="P23" loext:marker-style-name="T24"><text:s text:c="8"/></text:p>
        <text:p text:style-name="P23" loext:marker-style-name="T24"><text:s text:c="8"/>if(op!=1 &amp;&amp; op!=2 &amp;&amp; op!= 3 &amp;&amp; op!= 4){</text:p>
        <text:p text:style-name="P23" loext:marker-style-name="T24"><text:s text:c="8"/></text:p>
        <text:p text:style-name="P23" loext:marker-style-name="T24"><text:s text:c="12"/>printf("\nDigite um número válido!\n\n");</text:p>
        <text:p text:style-name="P23" loext:marker-style-name="T24"><text:s text:c="8"/>}</text:p>
        <text:p text:style-name="P23" loext:marker-style-name="T24"><text:s text:c="8"/></text:p>
        <text:p text:style-name="P23" loext:marker-style-name="T24"><text:s text:c="4"/>} while (op!=1 &amp;&amp; op!=2 &amp;&amp; op!= 3 &amp;&amp; op!= 4);</text:p>
        <text:p text:style-name="P23" loext:marker-style-name="T24"><text:s text:c="4"/></text:p>
        <text:p text:style-name="P23" loext:marker-style-name="T24"><text:s text:c="4"/>printf("\nDigite um número: ",num);</text:p>
        <text:p text:style-name="P23" loext:marker-style-name="T24"><text:s text:c="4"/>scanf("%d",&amp;num);</text:p>
        <text:p text:style-name="P23" loext:marker-style-name="T24"><text:s text:c="4"/></text:p>
        <text:p text:style-name="P23" loext:marker-style-name="T24"><text:s text:c="4"/>printf("Digite um número: ",num1);</text:p>
        <text:p text:style-name="P23" loext:marker-style-name="T24"><text:s text:c="4"/>scanf("%d",&amp;num1);</text:p>
        <text:p text:style-name="P23" loext:marker-style-name="T24"><text:s text:c="4"/></text:p>
        <text:p text:style-name="P23" loext:marker-style-name="T24"><text:s text:c="4"/>switch(op){</text:p>
        <text:p text:style-name="P23" loext:marker-style-name="T24"><text:s text:c="8"/>case 1:</text:p>
        <text:p text:style-name="P23" loext:marker-style-name="T24"><text:s text:c="12"/>printf("\nSoma: %d",num+num1); break;</text:p>
        <text:p text:style-name="P23" loext:marker-style-name="T24"><text:s text:c="8"/>case 2:</text:p>
        <text:p text:style-name="P23" loext:marker-style-name="T24"><text:s text:c="12"/>printf("\nDiferença: %d",num-num1); break;</text:p>
        <text:p text:style-name="P23" loext:marker-style-name="T24"><text:s text:c="8"/>case 3:</text:p>
        <text:p text:style-name="P23" loext:marker-style-name="T24"><text:s text:c="12"/>printf("\nProduto: %d",num*num1); break;</text:p>
        <text:p text:style-name="P23" loext:marker-style-name="T24"><text:s text:c="8"/>case 4:</text:p>
        <text:p text:style-name="P23" loext:marker-style-name="T24"><text:s text:c="12"/>printf("\nDivisão: %d",num/num1); break;</text:p>
        <text:p text:style-name="P23" loext:marker-style-name="T24"><text:s text:c="4"/>}</text:p>
        <text:p text:style-name="P24" loext:marker-style-name="T24"/>
        <text:p text:style-name="P24" loext:marker-style-name="T24"/>
        <text:p text:style-name="P24" loext:marker-style-name="T24"><text:soft-page-break/></text:p>
        <text:list xml:id="list191912933053287" text:continue-numbering="true" text:style-name="WWNum3">
          <text:list-item>
            <text:p text:style-name="P25" loext:marker-style-name="T5"><text:span text:style-name="T16">Leia</text:span><text:span text:style-name="T18"> </text:span><text:span text:style-name="T16">a</text:span><text:span text:style-name="T18"> </text:span><text:span text:style-name="T16">idade</text:span><text:span text:style-name="T18"> </text:span><text:span text:style-name="T16">e</text:span><text:span text:style-name="T18"> </text:span><text:span text:style-name="T16">o</text:span><text:span text:style-name="T18"> </text:span><text:span text:style-name="T16">tempo</text:span><text:span text:style-name="T18"> </text:span><text:span text:style-name="T16">de</text:span><text:span text:style-name="T18"> </text:span><text:span text:style-name="T16">serviço</text:span><text:span text:style-name="T18"> </text:span><text:span text:style-name="T16">de</text:span><text:span text:style-name="T18"> </text:span><text:span text:style-name="T16">um</text:span><text:span text:style-name="T18"> </text:span><text:span text:style-name="T16">trabalhador</text:span><text:span text:style-name="T18"> </text:span><text:span text:style-name="T16">e</text:span><text:span text:style-name="T18"> </text:span><text:span text:style-name="T16">escreva</text:span><text:span text:style-name="T18"> </text:span><text:span text:style-name="T16">se</text:span><text:span text:style-name="T18"> </text:span><text:span text:style-name="T16">ele</text:span><text:span text:style-name="T18"> </text:span><text:span text:style-name="T16">pode</text:span><text:span text:style-name="T18"> </text:span><text:span text:style-name="T16">ou</text:span><text:span text:style-name="T18"> </text:span><text:span text:style-name="T16">não</text:span><text:span text:style-name="T18"> </text:span><text:span text:style-name="T16">se </text:span><text:span text:style-name="T5">aposentar.</text:span><text:span text:style-name="T25"> </text:span><text:span text:style-name="T5">As</text:span><text:span text:style-name="T25"> </text:span><text:span text:style-name="T5">condições</text:span><text:span text:style-name="T25"> </text:span><text:span text:style-name="T5">para</text:span><text:span text:style-name="T25"> </text:span><text:span text:style-name="T5">aposentadoria</text:span><text:span text:style-name="T25"> </text:span><text:span text:style-name="T5">são:</text:span></text:p>
          </text:list-item>
        </text:list>
        <text:list text:style-name="WWNum2">
          <text:list-item>
            <text:p text:style-name="P26" loext:marker-style-name="T5"><text:span text:style-name="T6">Ter</text:span><text:span text:style-name="T26"> </text:span><text:span text:style-name="T6">pelo</text:span><text:span text:style-name="T18"> </text:span><text:span text:style-name="T6">menos</text:span><text:span text:style-name="T18"> </text:span><text:span text:style-name="T6">65</text:span><text:span text:style-name="T18"> </text:span><text:span text:style-name="T6">anos,</text:span></text:p>
          </text:list-item>
          <text:list-item>
            <text:p text:style-name="P27" loext:marker-style-name="T5"><text:span text:style-name="T6">Ou</text:span><text:span text:style-name="T11"> </text:span><text:span text:style-name="T6">ter</text:span><text:span text:style-name="T12"> </text:span><text:span text:style-name="T6">trabalhado</text:span><text:span text:style-name="T12"> </text:span><text:span text:style-name="T6">pelo</text:span><text:span text:style-name="T12"> </text:span><text:span text:style-name="T6">menos</text:span><text:span text:style-name="T12"> </text:span><text:span text:style-name="T6">30</text:span><text:span text:style-name="T12"> </text:span><text:span text:style-name="T6">anos,</text:span></text:p>
          </text:list-item>
          <text:list-item>
            <text:p text:style-name="P28" loext:marker-style-name="T5"><text:span text:style-name="T16">Ou</text:span><text:span text:style-name="T10"> </text:span><text:span text:style-name="T16">ter</text:span><text:span text:style-name="T27"> </text:span><text:span text:style-name="T16">pelo</text:span><text:span text:style-name="T27"> </text:span><text:span text:style-name="T16">menos</text:span><text:span text:style-name="T27"> </text:span><text:span text:style-name="T16">60</text:span><text:span text:style-name="T27"> </text:span><text:span text:style-name="T16">anos</text:span><text:span text:style-name="T27"> </text:span><text:span text:style-name="T16">e</text:span><text:span text:style-name="T27"> </text:span><text:span text:style-name="T16">trabalhado</text:span><text:span text:style-name="T27"> </text:span><text:span text:style-name="T16">pelo</text:span><text:span text:style-name="T27"> </text:span><text:span text:style-name="T16">menos</text:span><text:span text:style-name="T27"> </text:span><text:span text:style-name="T16">25</text:span><text:span text:style-name="T27"> </text:span><text:span text:style-name="T16">anos.</text:span></text:p>
          </text:list-item>
        </text:list>
        <text:p text:style-name="P29" loext:marker-style-name="T5"/>
        <text:p text:style-name="P30">int idd, tempo;</text:p>
        <text:p text:style-name="P30"><text:s text:c="4"/></text:p>
        <text:p text:style-name="P30"><text:s text:c="4"/>printf("Qual sua idade? ");</text:p>
        <text:p text:style-name="P30"><text:s text:c="4"/>scanf("%d", &amp;idd);</text:p>
        <text:p text:style-name="P30"><text:s text:c="4"/></text:p>
        <text:p text:style-name="P30"><text:s text:c="4"/>printf("Tempo de Serviço: ");</text:p>
        <text:p text:style-name="P30"><text:s text:c="4"/>scanf("%d", &amp;tempo);</text:p>
        <text:p text:style-name="P30"><text:s text:c="4"/></text:p>
        <text:p text:style-name="P30"><text:s text:c="4"/>if (idd &gt;= 65 || tempo &gt;= 30 || (idd &gt;= 60 &amp;&amp; tempo &gt;= 25)){</text:p>
        <text:p text:style-name="P30"><text:s text:c="8"/></text:p>
        <text:p text:style-name="P30"><text:s text:c="8"/>printf("\nVocê pode se aposentar!");</text:p>
        <text:p text:style-name="P30"><text:s text:c="4"/>}</text:p>
        <text:p text:style-name="P30"><text:s text:c="4"/>else {</text:p>
        <text:p text:style-name="P30"><text:s text:c="8"/>printf("\nVocê não pode se aposentar!");</text:p>
        <text:p text:style-name="P30"><text:s text:c="4"/>}</text:p>
        <text:p text:style-name="P30"><text:s text:c="4"/></text:p>
        <text:p text:style-name="P30"><text:s text:c="4"/>return 0;</text:p>
        <text:p text:style-name="P12"/>
        <text:list text:continue-list="list191912933053287" text:style-name="WWNum3">
          <text:list-item>
            <text:p text:style-name="P31" loext:marker-style-name="T5"><text:span text:style-name="T16">Faça</text:span><text:span text:style-name="T18"> </text:span><text:span text:style-name="T16">um</text:span><text:span text:style-name="T18"> </text:span><text:span text:style-name="T16">programa</text:span><text:span text:style-name="T18"> </text:span><text:span text:style-name="T16">que</text:span><text:span text:style-name="T18"> </text:span><text:span text:style-name="T28">determine</text:span><text:span text:style-name="T18"> </text:span><text:span text:style-name="T16">o</text:span><text:span text:style-name="T18"> </text:span><text:span text:style-name="T28">mostre</text:span><text:span text:style-name="T18"> </text:span><text:span text:style-name="T16">os</text:span><text:span text:style-name="T18"> </text:span><text:span text:style-name="T28">cinco</text:span><text:span text:style-name="T29"> </text:span><text:span text:style-name="T28">primeiros</text:span><text:span text:style-name="T18"> </text:span><text:span text:style-name="T28">múltiplos</text:span><text:span text:style-name="T29"> </text:span><text:span text:style-name="T28">de</text:span><text:span text:style-name="T29"> </text:span><text:span text:style-name="T28">3</text:span><text:span text:style-name="T16">,</text:span><text:span text:style-name="T18"> </text:span><text:span text:style-name="T16">considerando </text:span><text:span text:style-name="T5">números maiores que 0.</text:span></text:p>
          </text:list-item>
        </text:list>
        <text:p text:style-name="P32" loext:marker-style-name="T5"/>
        <text:p text:style-name="P33">#include &lt;stdio.h&gt;</text:p>
        <text:p text:style-name="P33"/>
        <text:p text:style-name="P33">int main(){</text:p>
        <text:p text:style-name="P33"><text:s text:c="4"/></text:p>
        <text:p text:style-name="P33"><text:s text:c="4"/>for (int i = 1; i &lt; 6; i++){</text:p>
        <text:p text:style-name="P33"><text:s text:c="8"/></text:p>
        <text:p text:style-name="P33"><text:s text:c="8"/>printf("%d x 3 = %d\n", i,(i*3));</text:p>
        <text:p text:style-name="P33"><text:s text:c="4"/>}</text:p>
        <text:p text:style-name="P33"><text:s text:c="4"/></text:p>
        <text:p text:style-name="P33"><text:s text:c="4"/>return 0;</text:p>
        <text:p text:style-name="P33">}</text:p>
      </text:section>
      <text:p text:style-name="P34"/>
      <text:p text:style-name="P35"/>
      <text:list text:continue-numbering="true" text:style-name="WWNum3">
        <text:list-item>
          <text:p text:style-name="P36" loext:marker-style-name="T5"><text:span text:style-name="T6">Escreva</text:span><text:span text:style-name="T26"> </text:span><text:span text:style-name="T6">um</text:span><text:span text:style-name="T26"> </text:span><text:span text:style-name="T6">programa</text:span><text:span text:style-name="T26"> </text:span><text:span text:style-name="T6">que</text:span><text:span text:style-name="T26"> </text:span><text:span text:style-name="T6">escreva</text:span><text:span text:style-name="T26"> </text:span><text:span text:style-name="T6">na</text:span><text:span text:style-name="T26"> </text:span><text:span text:style-name="T6">tela,</text:span><text:span text:style-name="T26"> </text:span><text:span text:style-name="T6">de</text:span><text:span text:style-name="T26"> </text:span><text:span text:style-name="T6">1</text:span><text:span text:style-name="T26"> </text:span><text:span text:style-name="T6">até</text:span><text:span text:style-name="T26"> </text:span><text:span text:style-name="T6">100,</text:span><text:span text:style-name="T26"> </text:span><text:span text:style-name="T6">de</text:span><text:span text:style-name="T26"> </text:span><text:span text:style-name="T6">1</text:span><text:span text:style-name="T26"> </text:span><text:span text:style-name="T6">em</text:span><text:span text:style-name="T26"> </text:span><text:span text:style-name="T6">1,</text:span><text:span text:style-name="T26"> </text:span><text:span text:style-name="T6">3</text:span><text:span text:style-name="T26"> </text:span><text:span text:style-name="T6">vezes.</text:span><text:span text:style-name="T26"> </text:span><text:span text:style-name="T6">A</text:span><text:span text:style-name="T26"> </text:span><text:span text:style-name="T6">primeira</text:span><text:span text:style-name="T26"> </text:span><text:span text:style-name="T6">vez deve</text:span><text:span text:style-name="T10"> </text:span><text:span text:style-name="T6">usar</text:span><text:span text:style-name="T10"> </text:span><text:span text:style-name="T6">a</text:span><text:span text:style-name="T10"> </text:span><text:span text:style-name="T6">estrutura</text:span><text:span text:style-name="T10"> </text:span><text:span text:style-name="T6">de</text:span><text:span text:style-name="T10"> </text:span><text:span text:style-name="T6">repetição</text:span><text:span text:style-name="T10"> </text:span><text:span text:style-name="T6">for,</text:span><text:span text:style-name="T10"> </text:span><text:span text:style-name="T6">a</text:span><text:span text:style-name="T10"> </text:span><text:span text:style-name="T6">segunda</text:span><text:span text:style-name="T10"> </text:span><text:span text:style-name="T6">while,</text:span><text:span text:style-name="T10"> </text:span><text:span text:style-name="T6">e</text:span><text:span text:style-name="T10"> </text:span><text:span text:style-name="T6">a</text:span><text:span text:style-name="T10"> </text:span><text:span text:style-name="T6">terceira</text:span><text:span text:style-name="T10"> </text:span><text:span text:style-name="T6">do</text:span><text:span text:style-name="T10"> </text:span><text:span text:style-name="T6">while.</text:span></text:p>
        </text:list-item>
      </text:list>
      <text:p text:style-name="P17"/>
      <text:list text:continue-numbering="true" text:style-name="WWNum3">
        <text:list-item>
          <text:p text:style-name="P37" loext:marker-style-name="T5"><text:span text:style-name="T6">Faça</text:span><text:span text:style-name="T12"> </text:span><text:span text:style-name="T6">um</text:span><text:span text:style-name="T12"> </text:span><text:span text:style-name="T6">algoritmo</text:span><text:span text:style-name="T12"> </text:span><text:span text:style-name="T6">utilizando</text:span><text:span text:style-name="T12"> </text:span><text:span text:style-name="T6">o</text:span><text:span text:style-name="T12"> </text:span><text:span text:style-name="T6">comando</text:span><text:span text:style-name="T12"> </text:span><text:span text:style-name="T6">while</text:span><text:span text:style-name="T12"> </text:span><text:span text:style-name="T6">que</text:span><text:span text:style-name="T12"> </text:span><text:span text:style-name="T6">mostra</text:span><text:span text:style-name="T12"> </text:span><text:span text:style-name="T6">uma</text:span><text:span text:style-name="T12"> </text:span><text:span text:style-name="T6">contagem</text:span><text:span text:style-name="T12"> </text:span><text:span text:style-name="T6">regressiva</text:span><text:span text:style-name="T12"> </text:span><text:span text:style-name="T6">na</text:span><text:span text:style-name="T12"> </text:span><text:span text:style-name="T6">tela, </text:span><text:span text:style-name="T5">iniciando</text:span><text:span text:style-name="T19"> </text:span><text:span text:style-name="T5">em</text:span><text:span text:style-name="T19"> </text:span><text:span text:style-name="T5">10</text:span><text:span text:style-name="T19"> </text:span><text:span text:style-name="T5">e</text:span><text:span text:style-name="T19"> </text:span><text:span text:style-name="T5">terminando</text:span><text:span text:style-name="T19"> </text:span><text:span text:style-name="T5">em</text:span><text:span text:style-name="T19"> </text:span><text:span text:style-name="T5">0.</text:span><text:span text:style-name="T19"> </text:span><text:span text:style-name="T5">Mostrar</text:span><text:span text:style-name="T19"> </text:span><text:span text:style-name="T5">uma</text:span><text:span text:style-name="T19"> </text:span><text:span text:style-name="T5">mensagem</text:span><text:span text:style-name="T19"> </text:span><text:span text:style-name="T5">"FIM!”</text:span><text:span text:style-name="T30"> </text:span><text:span text:style-name="T5">após</text:span><text:span text:style-name="T19"> </text:span><text:span text:style-name="T5">a</text:span><text:span text:style-name="T19"> </text:span><text:span text:style-name="T5">contagem.</text:span></text:p>
        </text:list-item>
      </text:list>
      <text:p text:style-name="P38"/>
      <text:list text:continue-numbering="true" text:style-name="WWNum3">
        <text:list-item>
          <text:p text:style-name="P39" loext:marker-style-name="T5"><text:span text:style-name="T16">Faça</text:span><text:span text:style-name="T26"> </text:span><text:span text:style-name="T16">um</text:span><text:span text:style-name="T26"> </text:span><text:span text:style-name="T16">programa</text:span><text:span text:style-name="T26"> </text:span><text:span text:style-name="T16">que</text:span><text:span text:style-name="T26"> </text:span><text:span text:style-name="T16">leia</text:span><text:span text:style-name="T26"> </text:span><text:span text:style-name="T16">um</text:span><text:span text:style-name="T26"> </text:span><text:span text:style-name="T16">número</text:span><text:span text:style-name="T26"> </text:span><text:span text:style-name="T16">inteiro</text:span><text:span text:style-name="T26"> </text:span><text:span text:style-name="T16">positivo</text:span><text:span text:style-name="T26"> </text:span><text:span text:style-name="T16">par</text:span><text:span text:style-name="T26"> </text:span><text:span text:style-name="T16">N</text:span><text:span text:style-name="T26"> </text:span><text:span text:style-name="T16">e</text:span><text:span text:style-name="T26"> </text:span><text:span text:style-name="T16">imprima</text:span><text:span text:style-name="T26"> </text:span><text:span text:style-name="T16">todos</text:span><text:span text:style-name="T26"> </text:span><text:span text:style-name="T16">os</text:span><text:span text:style-name="T26"> </text:span><text:span text:style-name="T16">números </text:span><text:span text:style-name="T5">pares</text:span><text:span text:style-name="T31"> </text:span><text:span text:style-name="T5">de</text:span><text:span text:style-name="T31"> </text:span><text:span text:style-name="T5">0</text:span><text:span text:style-name="T31"> </text:span><text:span text:style-name="T5">até</text:span><text:span text:style-name="T31"> </text:span><text:span text:style-name="T5">N</text:span><text:span text:style-name="T31"> </text:span><text:span text:style-name="T5">em</text:span><text:span text:style-name="T31"> </text:span><text:span text:style-name="T5">ordem</text:span><text:span text:style-name="T31"> </text:span><text:span text:style-name="T5">decrescente.</text:span></text:p>
        </text:list-item>
      </text:list>
      <text:p text:style-name="P40"/>
      <text:list text:continue-numbering="true" text:style-name="WWNum3">
        <text:list-item>
          <text:p text:style-name="P41" loext:marker-style-name="T5"><text:span text:style-name="T6">Elabore</text:span><text:span text:style-name="T7"> </text:span><text:span text:style-name="T6">um</text:span><text:span text:style-name="T7"> </text:span><text:span text:style-name="T6">programa</text:span><text:span text:style-name="T7"> </text:span><text:span text:style-name="T6">que</text:span><text:span text:style-name="T7"> </text:span><text:span text:style-name="T6">faça</text:span><text:span text:style-name="T7"> </text:span><text:span text:style-name="T6">leitura</text:span><text:span text:style-name="T7"> </text:span><text:span text:style-name="T6">de</text:span><text:span text:style-name="T7"> </text:span><text:span text:style-name="T6">vários</text:span><text:span text:style-name="T7"> </text:span><text:span text:style-name="T6">números</text:span><text:span text:style-name="T7"> </text:span><text:span text:style-name="T6">inteiros,</text:span><text:span text:style-name="T7"> </text:span><text:span text:style-name="T6">até</text:span><text:span text:style-name="T7"> </text:span><text:span text:style-name="T6">que</text:span><text:span text:style-name="T7"> </text:span><text:span text:style-name="T6">se</text:span><text:span text:style-name="T7"> </text:span><text:span text:style-name="T6">digite</text:span><text:span text:style-name="T7"> </text:span><text:span text:style-name="T6">um </text:span><text:span text:style-name="T16">número</text:span><text:span text:style-name="T7"> </text:span><text:span text:style-name="T16">negativo.</text:span><text:span text:style-name="T7"> </text:span><text:span text:style-name="T16">O</text:span><text:span text:style-name="T7"> </text:span><text:span text:style-name="T16">programa</text:span><text:span text:style-name="T7"> </text:span><text:span text:style-name="T16">tem</text:span><text:span text:style-name="T7"> </text:span><text:span text:style-name="T16">que</text:span><text:span text:style-name="T7"> </text:span><text:span text:style-name="T16">retornar</text:span><text:span text:style-name="T7"> </text:span><text:span text:style-name="T16">o</text:span><text:span text:style-name="T7"> </text:span><text:span text:style-name="T16">maior</text:span><text:span text:style-name="T7"> </text:span><text:span text:style-name="T16">e</text:span><text:span text:style-name="T7"> </text:span><text:span text:style-name="T16">o</text:span><text:span text:style-name="T7"> </text:span><text:span text:style-name="T16">menor</text:span><text:span text:style-name="T7"> </text:span><text:span text:style-name="T16">número</text:span><text:span text:style-name="T7"> </text:span><text:span text:style-name="T16">lido.</text:span></text:p>
        </text:list-item>
      </text:list>
      <text:p text:style-name="P40"/>
      <text:list xml:id="list191912967017918" text:continue-numbering="true" text:style-name="WWNum3">
        <text:list-item>
          <text:p text:style-name="P42" loext:marker-style-name="T5"><text:span text:style-name="T16">Faça</text:span><text:span text:style-name="T8"> </text:span><text:span text:style-name="T16">um</text:span><text:span text:style-name="T8"> </text:span><text:span text:style-name="T16">programa</text:span><text:span text:style-name="T8"> </text:span><text:span text:style-name="T16">que</text:span><text:span text:style-name="T8"> </text:span><text:span text:style-name="T16">possua</text:span><text:span text:style-name="T8"> </text:span><text:span text:style-name="T16">um</text:span><text:span text:style-name="T8"> </text:span><text:span text:style-name="T16">vetor</text:span><text:span text:style-name="T8"> </text:span><text:span text:style-name="T16">denominado</text:span><text:span text:style-name="T8"> </text:span><text:span text:style-name="T16">A</text:span><text:span text:style-name="T8"> </text:span><text:span text:style-name="T16">que</text:span><text:span text:style-name="T8"> </text:span><text:span text:style-name="T16">armazene</text:span><text:span text:style-name="T8"> </text:span><text:span text:style-name="T16">6</text:span><text:span text:style-name="T8"> </text:span><text:span text:style-name="T16">números</text:span><text:span text:style-name="T8"> </text:span><text:span text:style-name="T16">inteiros.</text:span><text:span text:style-name="T8"> </text:span><text:span text:style-name="T16">O </text:span><text:span text:style-name="T5">programa</text:span><text:span text:style-name="T6"> </text:span><text:span text:style-name="T5">deve</text:span><text:span text:style-name="T6"> </text:span><text:span text:style-name="T5">executar</text:span><text:span text:style-name="T6"> </text:span><text:span text:style-name="T5">os</text:span><text:span text:style-name="T6"> </text:span><text:span text:style-name="T5">seguintes</text:span><text:span text:style-name="T6"> </text:span><text:span text:style-name="T5">passos:</text:span></text:p>
        </text:list-item>
      </text:list>
      <text:list text:style-name="WWNum1">
        <text:list-item>
          <text:p text:style-name="P43" loext:marker-style-name="T5"><text:span text:style-name="T13">Atribua</text:span><text:span text:style-name="T27"> </text:span><text:span text:style-name="T13">os</text:span><text:span text:style-name="T19"> </text:span><text:span text:style-name="T13">seguintes</text:span><text:span text:style-name="T27"> </text:span><text:span text:style-name="T13">valores</text:span><text:span text:style-name="T19"> </text:span><text:span text:style-name="T13">a</text:span><text:span text:style-name="T27"> </text:span><text:span text:style-name="T13">esse</text:span><text:span text:style-name="T19"> </text:span><text:span text:style-name="T13">vetor:</text:span><text:span text:style-name="T27"> </text:span><text:span text:style-name="T13">1,</text:span><text:span text:style-name="T19"> </text:span><text:span text:style-name="T13">0,</text:span><text:span text:style-name="T19"> </text:span><text:span text:style-name="T13">5,</text:span><text:span text:style-name="T27"> </text:span><text:span text:style-name="T13">-2,</text:span><text:span text:style-name="T19"> </text:span><text:span text:style-name="T13">-5,</text:span><text:span text:style-name="T27"> </text:span><text:span text:style-name="T13">7.</text:span></text:p>
        </text:list-item>
        <text:list-item>
          <text:p text:style-name="P44" loext:marker-style-name="T5"><text:span text:style-name="T6">Armazene</text:span><text:span text:style-name="T19"> </text:span><text:span text:style-name="T6">em</text:span><text:span text:style-name="T19"> </text:span><text:span text:style-name="T6">uma</text:span><text:span text:style-name="T19"> </text:span><text:span text:style-name="T6">variável</text:span><text:span text:style-name="T19"> </text:span><text:span text:style-name="T6">inteira</text:span><text:span text:style-name="T19"> </text:span><text:span text:style-name="T6">(simples)</text:span><text:span text:style-name="T19"> </text:span><text:span text:style-name="T6">a</text:span><text:span text:style-name="T19"> </text:span><text:span text:style-name="T6">soma</text:span><text:span text:style-name="T19"> </text:span><text:span text:style-name="T6">entre</text:span><text:span text:style-name="T19"> </text:span><text:span text:style-name="T6">os</text:span><text:span text:style-name="T19"> </text:span><text:span text:style-name="T6">valores</text:span><text:span text:style-name="T19"> </text:span><text:span text:style-name="T6">das</text:span><text:span text:style-name="T19"> </text:span><text:span text:style-name="T6">posições</text:span><text:span text:style-name="T19"> </text:span><text:span text:style-name="T6">A[0],</text:span><text:span text:style-name="T19"> </text:span><text:span text:style-name="T6">A[1]</text:span><text:span text:style-name="T19"> </text:span><text:span text:style-name="T6">e </text:span><text:span text:style-name="T5">A[5]</text:span><text:span text:style-name="T10"> </text:span><text:span text:style-name="T5">do</text:span><text:span text:style-name="T10"> </text:span><text:span text:style-name="T5">vetor</text:span><text:span text:style-name="T10"> </text:span><text:span text:style-name="T5">e</text:span><text:span text:style-name="T10"> </text:span><text:span text:style-name="T5">mostre</text:span><text:span text:style-name="T10"> </text:span><text:span text:style-name="T5">na</text:span><text:span text:style-name="T10"> </text:span><text:span text:style-name="T5">tela</text:span><text:span text:style-name="T10"> </text:span><text:span text:style-name="T5">esta</text:span><text:span text:style-name="T10"> </text:span><text:span text:style-name="T5">soma.</text:span></text:p>
        </text:list-item>
        <text:list-item>
          <text:p text:style-name="P45" loext:marker-style-name="T5"><text:span text:style-name="T6">Modifique</text:span><text:span text:style-name="T19"> </text:span><text:span text:style-name="T6">o</text:span><text:span text:style-name="T19"> </text:span><text:span text:style-name="T6">vetor</text:span><text:span text:style-name="T11"> </text:span><text:span text:style-name="T6">na</text:span><text:span text:style-name="T19"> </text:span><text:span text:style-name="T6">posição</text:span><text:span text:style-name="T19"> </text:span><text:span text:style-name="T6">4,</text:span><text:span text:style-name="T11"> </text:span><text:span text:style-name="T6">atribuindo</text:span><text:span text:style-name="T19"> </text:span><text:span text:style-name="T6">a</text:span><text:span text:style-name="T19"> </text:span><text:span text:style-name="T6">esta</text:span><text:span text:style-name="T11"> </text:span><text:span text:style-name="T6">posição</text:span><text:span text:style-name="T19"> </text:span><text:span text:style-name="T6">o</text:span><text:span text:style-name="T19"> </text:span><text:span text:style-name="T6">valor</text:span><text:span text:style-name="T11"> </text:span><text:span text:style-name="T6">100.</text:span></text:p>
        </text:list-item>
        <text:list-item>
          <text:p text:style-name="P46" loext:marker-style-name="T5"><text:span text:style-name="T6">Mostre</text:span><text:span text:style-name="T8"> </text:span><text:span text:style-name="T6">na</text:span><text:span text:style-name="T10"> </text:span><text:span text:style-name="T6">tela</text:span><text:span text:style-name="T10"> </text:span><text:span text:style-name="T6">cada</text:span><text:span text:style-name="T10"> </text:span><text:span text:style-name="T6">valor</text:span><text:span text:style-name="T10"> </text:span><text:span text:style-name="T6">do</text:span><text:span text:style-name="T8"> </text:span><text:span text:style-name="T6">vetor</text:span><text:span text:style-name="T10"> </text:span><text:span text:style-name="T6">A,</text:span><text:span text:style-name="T10"> </text:span><text:span text:style-name="T6">um</text:span><text:span text:style-name="T10"> </text:span><text:span text:style-name="T6">em</text:span><text:span text:style-name="T10"> </text:span><text:span text:style-name="T6">cada</text:span><text:span text:style-name="T8"> </text:span><text:span text:style-name="T6">linha.</text:span></text:p>
        </text:list-item>
      </text:list>
      <text:p text:style-name="P12"/>
      <text:list text:continue-list="list191912967017918" text:style-name="WWNum3">
        <text:list-item>
          <text:p text:style-name="P4" loext:marker-style-name="T5"><text:span text:style-name="T6">Crie</text:span><text:span text:style-name="T7"> </text:span><text:span text:style-name="T6">um</text:span><text:span text:style-name="T8"> </text:span><text:span text:style-name="T6">programa</text:span><text:span text:style-name="T8"> </text:span><text:span text:style-name="T6">que</text:span><text:span text:style-name="T8"> </text:span><text:span text:style-name="T6">lê</text:span><text:span text:style-name="T8"> </text:span><text:span text:style-name="T6">6</text:span><text:span text:style-name="T8"> </text:span><text:span text:style-name="T6">valores</text:span><text:span text:style-name="T7"> </text:span><text:span text:style-name="T6">inteiros</text:span><text:span text:style-name="T8"> </text:span><text:span text:style-name="T6">e,</text:span><text:span text:style-name="T8"> </text:span><text:span text:style-name="T6">em</text:span><text:span text:style-name="T8"> </text:span><text:span text:style-name="T6">seguida,</text:span><text:span text:style-name="T8"> </text:span><text:span text:style-name="T6">mostre</text:span><text:span text:style-name="T8"> </text:span><text:span text:style-name="T6">na</text:span><text:span text:style-name="T7"> </text:span><text:span text:style-name="T6">tela</text:span><text:span text:style-name="T8"> </text:span><text:span text:style-name="T6">os</text:span><text:span text:style-name="T8"> </text:span><text:span text:style-name="T6">valores</text:span><text:span text:style-name="T8"> </text:span><text:span text:style-name="T6">lidos.</text:span></text:p>
        </text:list-item>
      </text:list>
      <text:p text:style-name="P7"/>
      <text:list text:continue-numbering="true" text:style-name="WWNum3">
        <text:list-item>
          <text:p text:style-name="P4" loext:marker-style-name="T5"><text:span text:style-name="T6">Leia</text:span><text:span text:style-name="T11"> </text:span><text:span text:style-name="T6">um</text:span><text:span text:style-name="T12"> </text:span><text:span text:style-name="T6">vetor</text:span><text:span text:style-name="T11"> </text:span><text:span text:style-name="T6">de</text:span><text:span text:style-name="T12"> </text:span><text:span text:style-name="T6">10</text:span><text:span text:style-name="T11"> </text:span><text:span text:style-name="T6">posições,</text:span><text:span text:style-name="T12"> </text:span><text:span text:style-name="T6">depois</text:span><text:span text:style-name="T12"> </text:span><text:span text:style-name="T6">contar</text:span><text:span text:style-name="T11"> </text:span><text:span text:style-name="T6">e</text:span><text:span text:style-name="T12"> </text:span><text:span text:style-name="T6">escrever</text:span><text:span text:style-name="T11"> </text:span><text:span text:style-name="T6">quantos</text:span><text:span text:style-name="T12"> </text:span><text:span text:style-name="T6">valores</text:span><text:span text:style-name="T11"> </text:span><text:span text:style-name="T6">pares</text:span><text:span text:style-name="T12"> </text:span><text:span text:style-name="T6">ele</text:span><text:span text:style-name="T12"> </text:span><text:span text:style-name="T6">possui.</text:span></text:p>
        </text:list-item>
      </text:list>
      <text:p text:style-name="P12"/>
      <text:list text:continue-numbering="true" text:style-name="WWNum3">
        <text:list-item>
          <text:p text:style-name="P47" loext:marker-style-name="T5"><text:span text:style-name="T5">Faça</text:span><text:span text:style-name="T26"> </text:span><text:span text:style-name="T5">um</text:span><text:span text:style-name="T26"> </text:span><text:span text:style-name="T5">programa</text:span><text:span text:style-name="T26"> </text:span><text:span text:style-name="T5">que</text:span><text:span text:style-name="T26"> </text:span><text:span text:style-name="T5">leia</text:span><text:span text:style-name="T26"> </text:span><text:span text:style-name="T5">dois</text:span><text:span text:style-name="T26"> </text:span><text:span text:style-name="T5">vetores</text:span><text:span text:style-name="T26"> </text:span><text:span text:style-name="T5">de</text:span><text:span text:style-name="T26"> </text:span><text:span text:style-name="T5">10</text:span><text:span text:style-name="T26"> </text:span><text:span text:style-name="T5">elementos.</text:span><text:span text:style-name="T26"> </text:span><text:span text:style-name="T5">Crie</text:span><text:span text:style-name="T26"> </text:span><text:span text:style-name="T5">um</text:span><text:span text:style-name="T26"> </text:span><text:span text:style-name="T5">vetor</text:span><text:span text:style-name="T26"> </text:span><text:span text:style-name="T5">que</text:span><text:span text:style-name="T26"> </text:span><text:span text:style-name="T5">seja</text:span><text:span text:style-name="T26"> </text:span><text:span text:style-name="T5">a </text:span><text:span text:style-name="T16">intersecção</text:span><text:span text:style-name="T26"> </text:span><text:span text:style-name="T16">entre</text:span><text:span text:style-name="T26"> </text:span><text:span text:style-name="T16">os</text:span><text:span text:style-name="T26"> </text:span><text:span text:style-name="T16">2</text:span><text:span text:style-name="T26"> </text:span><text:span text:style-name="T16">vetores</text:span><text:span text:style-name="T26"> </text:span><text:span text:style-name="T16">anteriores,</text:span><text:span text:style-name="T26"> </text:span><text:span text:style-name="T16">ou</text:span><text:span text:style-name="T26"> </text:span><text:span text:style-name="T16">seja,</text:span><text:span text:style-name="T26"> </text:span><text:span text:style-name="T16">que</text:span><text:span text:style-name="T26"> </text:span><text:span text:style-name="T16">contém</text:span><text:span text:style-name="T26"> </text:span><text:span text:style-name="T16">apenas</text:span><text:span text:style-name="T26"> </text:span><text:span text:style-name="T16">os</text:span><text:span text:style-name="T26"> </text:span><text:span text:style-name="T16">números</text:span><text:span text:style-name="T26"> </text:span><text:span text:style-name="T16">que</text:span><text:span text:style-name="T26"> </text:span><text:span text:style-name="T16">estão </text:span><text:span text:style-name="T5">em</text:span><text:span text:style-name="T21"> </text:span><text:span text:style-name="T5">ambos</text:span><text:span text:style-name="T21"> </text:span><text:span text:style-name="T5">os</text:span><text:span text:style-name="T21"> </text:span><text:span text:style-name="T5">vetores.</text:span><text:span text:style-name="T21"> </text:span><text:span text:style-name="T5">Não</text:span><text:span text:style-name="T21"> </text:span><text:span text:style-name="T5">deve</text:span><text:span text:style-name="T21"> </text:span><text:span text:style-name="T5">conter</text:span><text:span text:style-name="T21"> </text:span><text:span text:style-name="T5">números</text:span><text:span text:style-name="T21"> </text:span><text:span text:style-name="T5">repetidos.</text:span></text:p>
        </text:list-item>
      </text:list>
      <text:p text:style-name="P48"/>
      <text:list text:continue-numbering="true" text:style-name="WWNum3">
        <text:list-item>
          <text:p text:style-name="P49" loext:marker-style-name="T5"><text:span text:style-name="T16">Escreva</text:span><text:span text:style-name="T32"> </text:span><text:span text:style-name="T16">um</text:span><text:span text:style-name="T26"> </text:span><text:span text:style-name="T16">programa</text:span><text:span text:style-name="T26"> </text:span><text:span text:style-name="T16">que</text:span><text:span text:style-name="T26"> </text:span><text:span text:style-name="T16">leia</text:span><text:span text:style-name="T26"> </text:span><text:span text:style-name="T16">um</text:span><text:span text:style-name="T26"> </text:span><text:span text:style-name="T16">número</text:span><text:span text:style-name="T26"> </text:span><text:span text:style-name="T16">inteiro</text:span><text:span text:style-name="T26"> </text:span><text:span text:style-name="T16">positivo</text:span><text:span text:style-name="T26"> </text:span><text:span text:style-name="T16">n</text:span><text:span text:style-name="T26"> </text:span><text:span text:style-name="T16">e</text:span><text:span text:style-name="T26"> </text:span><text:span text:style-name="T16">em</text:span><text:span text:style-name="T26"> </text:span><text:span text:style-name="T16">seguida</text:span><text:span text:style-name="T26"> </text:span><text:span text:style-name="T16">imprima</text:span><text:span text:style-name="T26"> </text:span><text:span text:style-name="T16">n</text:span><text:span text:style-name="T26"> </text:span><text:span text:style-name="T16">linhas</text:span><text:span text:style-name="T26"> </text:span><text:span text:style-name="T16">do </text:span><text:span text:style-name="T5">chamado Triangulo de Pascal:</text:span></text:p>
        </text:list-item>
      </text:list>
      <text:p text:style-name="P50" loext:marker-style-name="T24"><text:span text:style-name="T33">1</text:span><text:span text:style-name="T33"/></text:p>
      <text:p text:style-name="P51" loext:marker-style-name="T24"><text:span text:style-name="T24">1 </text:span><text:span text:style-name="T33">1</text:span></text:p>
      <text:p text:style-name="P52" loext:marker-style-name="T24"><text:span text:style-name="T24">1 2 </text:span><text:span text:style-name="T33">1</text:span></text:p>
      <text:p text:style-name="P52" loext:marker-style-name="T24"><text:span text:style-name="T24">1 3 3 </text:span><text:span text:style-name="T33">1</text:span></text:p>
      <text:p text:style-name="P51" loext:marker-style-name="T24"><text:span text:style-name="T24">1 4 6 4 </text:span><text:span text:style-name="T33">1</text:span></text:p>
      <text:p text:style-name="P52" loext:marker-style-name="T24"><text:span text:style-name="T24">1 5 10 10 5 </text:span><text:span text:style-name="T33">1</text:span></text:p>
      <text:p text:style-name="P53" loext:marker-style-name="T34"><text:soft-page-break/><text:span text:style-name="T35">...</text:span><text:span text:style-name="T3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wiss" style:font-pitch="variable"/>
    <style:font-face style:name="Courier New3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rebuchet MS" fo:font-family="'Trebuchet MS'" style:font-family-generic="swiss" style:font-pitch="variable" fo:language="pt" fo:country="PT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774cm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left="0.049cm" fo:text-align="center" style:justify-single-word="false"/>
      <style:text-properties style:font-name="Arial" fo:font-family="Arial" style:font-family-generic="swiss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774cm" fo:text-indent="-0.635cm" style:auto-text-indent="false"/>
    </style:style>
    <style:style style:name="Table_20_Paragraph" style:display-name="Table Paragraph" style:family="paragraph" style:parent-style-name="Standard">
      <style:text-properties style:font-name="Arial MT" fo:font-family="'Arial MT'" style:font-family-generic="swiss" style:font-pitch="variable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Trebuchet MS" fo:font-family="'Trebuchet MS'" style:font-family-generic="swiss" style:font-pitch="variable" fo:language="pt" fo:country="PT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Trebuchet MS" fo:font-family="'Trebuchet MS'" style:font-family-generic="swiss" style:font-pitch="variable" fo:language="pt" fo:country="PT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normal" fo:language="pt" fo:country="PT" fo:font-style="normal" fo:font-weight="normal" style:font-name-asian="Symbol" style:font-family-asian="Symbol" style:font-family-generic-asian="system" style:font-pitch-asian="variable" style:font-size-asian="12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fo:letter-spacing="normal" fo:language="pt" fo:country="PT" fo:font-style="normal" fo:font-weight="normal" style:font-name-asian="Symbol" style:font-family-asian="Symbol" style:font-family-generic-asian="system" style:font-pitch-asian="variable" style:font-size-asian="12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>
      <style:text-properties style:font-name="Trebuchet MS" fo:font-family="'Trebuchet MS'" style:font-family-generic="swiss" style:font-pitch="variable" fo:font-size="12pt" fo:letter-spacing="normal" fo:language="pt" fo:country="PT" fo:font-style="normal" fo:font-weight="normal" style:font-name-asian="Trebuchet MS1" style:font-family-asian="'Trebuchet MS'" style:font-family-generic-asian="system" style:font-pitch-asian="variable" style:font-size-asian="12pt" style:language-asian="en" style:country-asian="US" style:font-style-asian="normal" style:font-weight-asian="normal" style:font-name-complex="Trebuchet MS1" style:font-family-complex="'Trebuchet MS'" style:font-family-generic-complex="system" style:font-pitch-complex="variable" style:font-size-complex="12pt" style:language-complex="ar" style:country-complex="SA" style:font-style-complex="normal" style:font-weight-complex="normal" style:text-scale="91%"/>
    </style:style>
    <style:style style:name="ListLabel_20_20" style:display-name="ListLabel 20" style:family="text">
      <style:text-properties style:font-name="Courier New1" fo:font-family="'Courier New'" style:font-family-generic="roman" style:font-pitch="variable" fo:font-size="12pt" fo:letter-spacing="normal" fo:language="pt" fo:country="PT" fo:font-style="normal" fo:font-weight="normal" style:font-name-asian="Courier New3" style:font-family-asian="'Courier New'" style:font-family-generic-asian="system" style:font-pitch-asian="variable" style:font-size-asian="12pt" style:language-asian="en" style:country-asian="US" style:font-style-asian="normal" style:font-weight-asian="normal" style:font-name-complex="Courier New3" style:font-family-complex="'Courier New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language="pt" fo:country="PT" style:language-asian="en" style:country-asian="US" style:language-complex="ar" style:country-complex="SA"/>
    </style:style>
    <style:style style:name="ListLabel_20_22" style:display-name="ListLabel 22" style:family="text">
      <style:text-properties fo:language="pt" fo:country="PT" style:language-asian="en" style:country-asian="US" style:language-complex="ar" style:country-complex="SA"/>
    </style:style>
    <style:style style:name="ListLabel_20_23" style:display-name="ListLabel 23" style:family="text">
      <style:text-properties fo:language="pt" fo:country="PT" style:language-asian="en" style:country-asian="US" style:language-complex="ar" style:country-complex="SA"/>
    </style:style>
    <style:style style:name="ListLabel_20_24" style:display-name="ListLabel 24" style:family="text">
      <style:text-properties fo:language="pt" fo:country="PT" style:language-asian="en" style:country-asian="US" style:language-complex="ar" style:country-complex="SA"/>
    </style:style>
    <style:style style:name="ListLabel_20_25" style:display-name="ListLabel 25" style:family="text">
      <style:text-properties fo:language="pt" fo:country="PT" style:language-asian="en" style:country-asian="US" style:language-complex="ar" style:country-complex="SA"/>
    </style:style>
    <style:style style:name="ListLabel_20_26" style:display-name="ListLabel 26" style:family="text">
      <style:text-properties fo:language="pt" fo:country="PT" style:language-asian="en" style:country-asian="US" style:language-complex="ar" style:country-complex="SA"/>
    </style:style>
    <style:style style:name="ListLabel_20_27" style:display-name="ListLabel 27" style:family="text">
      <style:text-properties fo:language="pt" fo:country="PT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0.774cm"/>
        </style:list-level-properties>
        <style:text-properties fo:font-family="Symbol" style:font-charset="x-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2.49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22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94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66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38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11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83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55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0.774cm"/>
        </style:list-level-properties>
        <style:text-properties fo:font-family="Symbol" style:font-charset="x-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2.49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22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94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38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11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83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55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74cm"/>
        </style:list-level-properties>
      </text:list-level-style-number>
      <text:list-level-style-number text:level="2" text:style-name="ListLabel_20_20" loext:num-list-format="%2%-" style:num-suffix="-" style:num-format="1">
        <style:list-level-properties text:list-level-position-and-space-mode="label-alignment">
          <style:list-level-label-alignment text:label-followed-by="listtab" fo:text-indent="-0.764cm" fo:margin-left="1.536cm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764cm" fo:margin-left="3.38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764cm" fo:margin-left="5.207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764cm" fo:margin-left="7.03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764cm" fo:margin-left="8.862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764cm" fo:margin-left="10.68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764cm" fo:margin-left="12.51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764cm" fo:margin-left="14.3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ela1" style:family="table">
      <style:table-properties style:width="17.491cm" fo:margin-left="0.123cm" fo:margin-top="0cm" fo:margin-bottom="0cm" table:align="left" style:writing-mode="lr-tb"/>
    </style:style>
    <style:style style:name="Tabela1.A" style:family="table-column">
      <style:table-column-properties style:column-width="5.493cm"/>
    </style:style>
    <style:style style:name="Tabela1.B" style:family="table-column">
      <style:table-column-properties style:column-width="11.996cm"/>
    </style:style>
    <style:style style:name="Tabela1.1" style:family="table-row">
      <style:table-row-properties style:min-row-height="0.744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 style:writing-mode="lr-tb"/>
    </style:style>
    <style:style style:name="Tabela1.2" style:family="table-row">
      <style:table-row-properties style:min-row-height="0.769cm" fo:keep-together="auto"/>
    </style:style>
    <style:style style:name="Tabela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491cm" fo:margin-left="0.123cm" fo:margin-top="0cm" fo:margin-bottom="0cm" table:align="left" style:writing-mode="lr-tb"/>
    </style:style>
    <style:style style:name="Tabela2.A" style:family="table-column">
      <style:table-column-properties style:column-width="5.493cm"/>
    </style:style>
    <style:style style:name="Tabela2.B" style:family="table-column">
      <style:table-column-properties style:column-width="11.996cm"/>
    </style:style>
    <style:style style:name="Tabela2.1" style:family="table-row">
      <style:table-row-properties style:min-row-height="0.744cm" fo:keep-together="auto"/>
    </style:style>
    <style:style style:name="Tabela2.A1" style:family="table-cell">
      <style:table-cell-properties fo:padding-left="0.009cm" fo:padding-right="0.009cm" fo:padding-top="0cm" fo:padding-bottom="0cm" fo:border="0.5pt solid #000000" style:writing-mode="lr-tb"/>
    </style:style>
    <style:style style:name="Tabela2.2" style:family="table-row">
      <style:table-row-properties style:min-row-height="0.769cm" fo:keep-together="auto"/>
    </style:style>
    <style:style style:name="Tabela2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Text_20_body">
      <style:paragraph-properties fo:margin-left="0cm" fo:line-height="6%"/>
      <style:text-properties fo:font-size="10pt" style:font-size-asian="10pt"/>
    </style:style>
    <style:style style:name="MP2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2pt" style:letter-kerning="false" style:font-size-asian="12pt" style:language-asian="en" style:country-asian="US" style:font-size-complex="11pt" style:language-complex="ar" style:country-complex="SA"/>
    </style:style>
    <style:style style:name="MP3" style:family="paragraph" style:parent-style-name="Table_20_Paragraph">
      <style:paragraph-properties fo:margin-left="0.256cm" fo:margin-top="0.093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4" style:family="paragraph" style:parent-style-name="Table_20_Paragraph">
      <style:paragraph-properties fo:margin-left="0.185cm" fo:margin-top="0.10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5" style:family="paragraph" style:parent-style-name="Text_20_body">
      <style:paragraph-properties fo:margin-left="0cm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cm" fo:margin-bottom="0cm" style:contextual-spacing="false" fo:text-align="start" style:justify-single-word="false" fo:orphans="0" fo:widows="0"/>
      <style:text-properties style:font-name="Calibri1" fo:font-size="1pt" fo:language="en" fo:country="US" style:letter-kerning="false" style:font-name-asian="Calibri2" style:font-size-asian="1pt" style:language-asian="en" style:country-asian="US" style:font-name-complex="F" style:font-size-complex="1pt" style:language-complex="ar" style:country-complex="SA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2pt" style:font-size-asian="12pt"/>
    </style:style>
    <style:style style:name="MT3" style:family="text">
      <style:text-properties fo:font-size="12pt" style:font-size-asian="12pt"/>
    </style:style>
    <style:style style:name="MT4" style:family="text">
      <style:text-properties style:font-name="Arial" fo:font-size="12pt" fo:font-weight="bold" style:font-size-asian="12pt" style:font-weight-asian="bold"/>
    </style:style>
    <style:style style:name="MT5" style:family="text">
      <style:text-properties style:font-name="Arial" fo:font-size="12pt" fo:letter-spacing="0.113cm" fo:font-weight="bold" style:font-size-asian="12pt" style:font-weight-asian="bold"/>
    </style:style>
    <style:style style:name="MT6" style:family="text">
      <style:text-properties fo:font-size="12pt" fo:letter-spacing="-0.002cm" style:font-size-asian="12pt"/>
    </style:style>
    <style:style style:name="MT7" style:family="text">
      <style:text-properties fo:font-size="12pt" fo:letter-spacing="-0.018cm" style:font-size-asian="12pt"/>
    </style:style>
    <style:style style:name="MT8" style:family="text">
      <style:text-properties style:font-name="Arial" fo:font-size="12pt" fo:letter-spacing="-0.004cm" fo:font-weight="bold" style:font-size-asian="12pt" style:font-weight-asian="bold"/>
    </style:style>
    <style:style style:name="MT9" style:family="text">
      <style:text-properties fo:font-size="12pt" fo:letter-spacing="-0.004cm" style:font-size-asian="12pt"/>
    </style:style>
    <style:style style:name="MT10" style:family="text">
      <style:text-properties fo:font-size="1pt" style:font-size-asian="1pt" style:font-size-complex="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68cm" fo:min-width="17.72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4cm" fo:margin-bottom="0.494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9cm" fo:margin-left="0cm" fo:margin-right="0cm" fo:margin-bottom="1.448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4cm" fo:margin-bottom="0.494cm" fo:margin-left="1.499cm" fo:margin-right="1.499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9cm" fo:margin-left="0cm" fo:margin-right="0cm" fo:margin-bottom="1.448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9" draw:name="Textbox 1" draw:style-name="Mgr1" draw:text-style-name="MP6" svg:width="17.723cm" svg:height="1.567cm" svg:x="1.667cm" svg:y="1.265cm"><loext:table table:name="Tabela1" table:style-name="Tabela1"><loext:table-column table:style-name="Tabela1.A"/><loext:table-column table:style-name="Tabela1.B"/><loext:table-row table:style-name="Tabela1.1"><loext:table-cell table:style-name="Tabela1.A1" table:number-rows-spanned="2" office:value-type="string"><text:p text:style-name="MP2" loext:marker-style-name="MT2"/></loext:table-cell><loext:table-cell table:style-name="Tabela1.A1" office:value-type="string"><text:p text:style-name="MP3" loext:marker-style-name="MT3"><text:span text:style-name="MT4">Disciplina:</text:span><text:span text:style-name="MT5"> </text:span><text:span text:style-name="MT3">Estrutura</text:span><text:span text:style-name="MT6"> </text:span><text:span text:style-name="MT3">de Dados </text:span><text:span text:style-name="MT7">I</text:span></text:p></loext:table-cell></loext:table-row><loext:table-row table:style-name="Tabela1.2"><loext:covered-table-cell table:style-name="Tabela1.A2"/><loext:table-cell table:style-name="Tabela1.A1" office:value-type="string"><text:p text:style-name="MP4" loext:marker-style-name="MT3"><text:span text:style-name="MT4">Professor:</text:span><text:span text:style-name="MT8"> </text:span><text:span text:style-name="MT3">Cássio</text:span><text:span text:style-name="MT9"> </text:span><text:span text:style-name="MT3">Capucho</text:span><text:span text:style-name="MT6"> </text:span><text:span text:style-name="MT9">Peçanha</text:span></text:p></loext:table-cell></loext:table-row></loext:table><text:p text:style-name="M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002cm" svg:y="1.319cm" svg:width="4.591cm" svg:height="1.445cm" draw:z-index="4"><draw:image xlink:href="Pictures/1000000100000164000000713B84E02F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frame draw:style-name="Mfr1" draw:name="Image 2 Copia 1" text:anchor-type="char" svg:x="2.002cm" svg:y="1.319cm" svg:width="4.591cm" svg:height="1.445cm" draw:z-index="16"><draw:image xlink:href="Pictures/1000000100000164000000713B84E02F.png" xlink:type="simple" xlink:show="embed" xlink:actuate="onLoad" draw:mime-type="image/png"/></draw:frame><draw:custom-shape text:anchor-type="char" draw:z-index="13" draw:name="Textbox 2" draw:style-name="Mgr1" draw:text-style-name="MP6" svg:width="17.723cm" svg:height="1.567cm" svg:x="1.667cm" svg:y="1.265cm"><loext:table table:name="Tabela2" table:style-name="Tabela2"><loext:table-column table:style-name="Tabela2.A"/><loext:table-column table:style-name="Tabela2.B"/><loext:table-row table:style-name="Tabela2.1"><loext:table-cell table:style-name="Tabela2.A1" table:number-rows-spanned="2" office:value-type="string"><text:p text:style-name="MP2" loext:marker-style-name="MT2"/></loext:table-cell><loext:table-cell table:style-name="Tabela2.A1" office:value-type="string"><text:p text:style-name="MP3" loext:marker-style-name="MT3"><text:span text:style-name="MT4">Disciplina:</text:span><text:span text:style-name="MT5"> </text:span><text:span text:style-name="MT3">Estrutura</text:span><text:span text:style-name="MT6"> </text:span><text:span text:style-name="MT3">de Dados </text:span><text:span text:style-name="MT7">I</text:span></text:p></loext:table-cell></loext:table-row><loext:table-row table:style-name="Tabela2.2"><loext:covered-table-cell table:style-name="Tabela2.A2"/><loext:table-cell table:style-name="Tabela2.A1" office:value-type="string"><text:p text:style-name="MP4" loext:marker-style-name="MT3"><text:span text:style-name="MT4">Professor:</text:span><text:span text:style-name="MT8"> </text:span><text:span text:style-name="MT3">Cássio</text:span><text:span text:style-name="MT9"> </text:span><text:span text:style-name="MT3">Capucho</text:span><text:span text:style-name="MT6"> </text:span><text:span text:style-name="MT9">Peçanha</text:span></text:p></loext:table-cell></loext:table-row></loext:table><text:p text:style-name="M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Lista de Exercícios 01</dc:title>
    <meta:initial-creator>Cássio Capucho Peçanha</meta:initial-creator>
    <meta:editing-cycles>3</meta:editing-cycles>
    <meta:creation-date>2025-08-08T13:55:00</meta:creation-date>
    <dc:date>2025-09-09T19:19:11.133950543</dc:date>
    <meta:editing-duration>PT6M49S</meta:editing-duration>
    <meta:generator>LibreOffice/25.2.5.2$Linux_X86_64 LibreOffice_project/520$Build-2</meta:generator>
    <meta:document-statistic meta:table-count="2" meta:image-count="2" meta:object-count="0" meta:page-count="7" meta:paragraph-count="205" meta:word-count="947" meta:character-count="6389" meta:non-whitespace-character-count="4892"/>
    <meta:user-defined meta:name="AppVersion">16.0000</meta:user-defined>
    <meta:user-defined meta:name="Created" meta:value-type="date">2025-08-06T00:00:00</meta:user-defined>
    <meta:user-defined meta:name="Creator">Word</meta:user-defined>
    <meta:user-defined meta:name="LastSaved" meta:value-type="date">2025-08-08T00:00:00</meta:user-defined>
    <meta:user-defined meta:name="Producer" meta:value-type="string">macOS Versão 15.5 (Compilação 24F74) Quartz PDFContext</meta:user-defined>
    <meta:template xlink:type="simple" xlink:actuate="onRequest" xlink:title="Normal" xlink:href=""/>
  </office:meta>
</office:document-meta>
</file>